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application/vnd.oasis.opendocument.spreadsheet" manifest:full-path="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</office:font-face-decls>
  <office:automatic-styles>
    <style:style style:data-style-name="N0" style:family="table-cell" style:parent-style-name="Default" style:name="ce1"/>
    <style:style style:data-style-name="N0" style:family="table-cell" style:parent-style-name="TL_32_RowProperty" style:name="ce2">
      <style:table-cell-properties style:vertical-align="automatic" style:repeat-content="false" fo:background-color="#FA6900" fo:border="thin solid #000000" style:cell-protect="protected"/>
      <style:paragraph-properties fo:margin-left="0cm" fo:text-align="start"/>
    </style:style>
    <style:style style:data-style-name="N0" style:family="table-cell" style:parent-style-name="TL_32_ColHeader" style:name="ce3">
      <style:table-cell-properties style:vertical-align="automatic" style:repeat-content="false" fo:background-color="#69D2E7" fo:border="thin solid #000000" style:cell-protect="protected"/>
      <style:paragraph-properties fo:margin-left="0cm" fo:text-align="start"/>
    </style:style>
    <style:style style:data-style-name="N0" style:family="table-cell" style:parent-style-name="Default" style:name="ce4">
      <style:table-cell-properties style:vertical-align="automatic" style:repeat-content="false"/>
      <style:paragraph-properties fo:margin-left="0cm" fo:text-align="start"/>
    </style:style>
    <style:style style:data-style-name="N0" style:family="table-cell" style:parent-style-name="TL_32_RowHeader" style:name="ce5">
      <style:table-cell-properties fo:border-left="thin solid #000000" fo:border-top="thin solid #000000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6">
      <style:table-cell-properties fo:border-left="none" fo:border-top="thin solid #000000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7">
      <style:table-cell-properties fo:border-left="thin solid #000000" fo:border-top="thin solid #000000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8">
      <style:table-cell-properties fo:border-left="thin solid #000000" fo:border-top="none" style:repeat-content="false" fo:background-color="#FAE600" fo:border-right="none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9">
      <style:table-cell-properties fo:border-left="none" fo:border-top="none" style:repeat-content="false" fo:background-color="#FAE600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0">
      <style:table-cell-properties fo:border-left="thin solid #000000" fo:border-top="none" style:repeat-content="false" fo:background-color="#C8C8A9" fo:border-right="thin solid #000000" fo:border-bottom="none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1">
      <style:table-cell-properties fo:border-left="thin solid #000000" fo:border-top="none" style:repeat-content="false" fo:background-color="#FAE600" fo:border-right="none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RowHeader" style:name="ce12">
      <style:table-cell-properties fo:border-left="none" fo:border-top="none" style:repeat-content="false" fo:background-color="#FAE600" fo:border-right="thin solid #000000" fo:border-bottom="thin solid #000000" style:cell-protect="protected" style:vertical-align="automatic"/>
      <style:paragraph-properties fo:margin-left="0cm" fo:text-align="start"/>
    </style:style>
    <style:style style:data-style-name="N0" style:family="table-cell" style:parent-style-name="TL_32_Data" style:name="ce13">
      <style:table-cell-properties fo:border-left="thin solid #000000" fo:border-top="none" style:repeat-content="false" fo:background-color="#C8C8A9" fo:border-right="thin solid #000000" fo:border-bottom="thin solid #000000" style:cell-protect="protected" style:vertical-align="automatic"/>
      <style:paragraph-properties fo:margin-left="0cm" fo:text-align="start"/>
    </style:style>
    <style:style style:family="table-column" style:name="co1">
      <style:table-column-properties fo:break-before="auto" style:column-width="3.96875cm"/>
    </style:style>
    <style:style style:family="table-column" style:name="co2">
      <style:table-column-properties fo:break-before="auto" style:column-width="3.20145833333333cm"/>
    </style:style>
    <style:style style:family="table-column" style:name="co3">
      <style:table-column-properties fo:break-before="auto" style:column-width="3.83645833333333cm"/>
    </style:style>
    <style:style style:family="table-column" style:name="co4">
      <style:table-column-properties fo:break-before="auto" style:column-width="1.666875cm"/>
    </style:style>
    <style:style style:family="table-column" style:name="co5">
      <style:table-column-properties fo:break-before="auto" style:column-width="1.69333333333333cm"/>
    </style:style>
    <style:style style:family="table-row" style:name="ro1">
      <style:table-row-properties fo:break-before="auto" style:use-optimal-row-height="true" style:row-height="15pt"/>
    </style:style>
    <style:style style:family="table-row" style:name="ro2">
      <style:table-row-properties fo:break-before="auto" style:use-optimal-row-height="false" style:row-height="17.45pt"/>
    </style:style>
    <style:style style:family="table-row" style:name="ro3">
      <style:table-row-properties fo:break-before="auto" style:use-optimal-row-height="true" style:row-height="13.9pt"/>
    </style:style>
    <style:style style:family="table" style:name="ta1" style:master-page-name="mp1">
      <style:table-properties style:writing-mode="lr-tb" table:display="true"/>
    </style:style>
  </office:automatic-styles>
  <office:body>
    <office:spreadsheet>
      <table:calculation-settings table:use-wildcards="false" table:use-regular-expressions="false" table:case-sensitive="false" table:search-criteria-must-apply-to-whole-cell="true" table:automatic-find-labels="false">
        <table:iteration table:maximum-difference="1E-4"/>
      </table:calculation-settings>
      <table:table table:style-name="ta1" table:name="Sheet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number-columns-repeated="1021"/>
        <table:table-column table:style-name="co5" table:default-cell-style-name="ce1" table:number-columns-repeated="15360"/>
        <table:table-row table:style-name="ro1">
          <table:table-cell table:style-name="ce2" office:value-type="string">
            <text:p>Gemeente</text:p>
          </table:table-cell>
          <table:table-cell table:style-name="ce3" office:value-type="string">
            <text:p>Geslacht</text:p>
          </table:table-cell>
          <table:table-cell table:style-name="ce3" office:value-type="string">
            <text:p>PopulatieCBS</text:p>
          </table:table-cell>
          <table:table-cell table:number-columns-repeated="16381"/>
        </table:table-row>
        <table:table-row table:style-name="ro1">
          <table:table-cell table:style-name="ce4" table:number-columns-repeated="3"/>
          <table:table-cell table:number-columns-repeated="16381"/>
        </table:table-row>
        <table:table-row table:style-name="ro1">
          <table:table-cell table:style-name="ce5" office:value-type="string">
            <text:p>Aa en Hunze</text:p>
          </table:table-cell>
          <table:table-cell table:style-name="ce6" office:value-type="string">
            <text:p>Mannen</text:p>
          </table:table-cell>
          <table:table-cell table:style-name="ce7" office:value="12840" office:value-type="float">
            <text:p>128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2">
          <table:table-cell table:style-name="ce8" office:value-type="string">
            <text:p>Aalburg</text:p>
          </table:table-cell>
          <table:table-cell table:style-name="ce9" office:value-type="string">
            <text:p>Mannen</text:p>
          </table:table-cell>
          <table:table-cell table:style-name="ce10" office:value="6373" office:value-type="float">
            <text:p>63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Mannen</text:p>
          </table:table-cell>
          <table:table-cell table:style-name="ce10" office:value="14955" office:value-type="float">
            <text:p>149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Mannen</text:p>
          </table:table-cell>
          <table:table-cell table:style-name="ce10" office:value="13757" office:value-type="float">
            <text:p>137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Mannen</text:p>
          </table:table-cell>
          <table:table-cell table:style-name="ce10" office:value="4316" office:value-type="float">
            <text:p>4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Mannen</text:p>
          </table:table-cell>
          <table:table-cell table:style-name="ce10" office:value="14270" office:value-type="float">
            <text:p>142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Mannen</text:p>
          </table:table-cell>
          <table:table-cell table:style-name="ce10" office:value="9394" office:value-type="float">
            <text:p>93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Mannen</text:p>
          </table:table-cell>
          <table:table-cell table:style-name="ce10" office:value="12251" office:value-type="float">
            <text:p>12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Mannen</text:p>
          </table:table-cell>
          <table:table-cell table:style-name="ce10" office:value="46293" office:value-type="float">
            <text:p>462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Mannen</text:p>
          </table:table-cell>
          <table:table-cell table:style-name="ce10" office:value="35990" office:value-type="float">
            <text:p>35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Mannen</text:p>
          </table:table-cell>
          <table:table-cell table:style-name="ce10" office:value="94639" office:value-type="float">
            <text:p>946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Mannen</text:p>
          </table:table-cell>
          <table:table-cell table:style-name="ce10" office:value="35879" office:value-type="float">
            <text:p>358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Mannen</text:p>
          </table:table-cell>
          <table:table-cell table:style-name="ce10" office:value="4800" office:value-type="float">
            <text:p>48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Mannen</text:p>
          </table:table-cell>
          <table:table-cell table:style-name="ce10" office:value="1751" office:value-type="float">
            <text:p>1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Mannen</text:p>
          </table:table-cell>
          <table:table-cell table:style-name="ce10" office:value="71979" office:value-type="float">
            <text:p>71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Mannen</text:p>
          </table:table-cell>
          <table:table-cell table:style-name="ce10" office:value="38921" office:value-type="float">
            <text:p>389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Mannen</text:p>
          </table:table-cell>
          <table:table-cell table:style-name="ce10" office:value="383802" office:value-type="float">
            <text:p>3838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Mannen</text:p>
          </table:table-cell>
          <table:table-cell table:style-name="ce10" office:value="3362" office:value-type="float">
            <text:p>3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Mannen</text:p>
          </table:table-cell>
          <table:table-cell table:style-name="ce10" office:value="7216" office:value-type="float">
            <text:p>72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Mannen</text:p>
          </table:table-cell>
          <table:table-cell table:style-name="ce10" office:value="77088" office:value-type="float">
            <text:p>770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Mannen</text:p>
          </table:table-cell>
          <table:table-cell table:style-name="ce10" office:value="5871" office:value-type="float">
            <text:p>58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Mannen</text:p>
          </table:table-cell>
          <table:table-cell table:style-name="ce10" office:value="73507" office:value-type="float">
            <text:p>73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Mannen</text:p>
          </table:table-cell>
          <table:table-cell table:style-name="ce10" office:value="32829" office:value-type="float">
            <text:p>328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Mannen</text:p>
          </table:table-cell>
          <table:table-cell table:style-name="ce10" office:value="8343" office:value-type="float">
            <text:p>83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Mannen</text:p>
          </table:table-cell>
          <table:table-cell table:style-name="ce10" office:value="3424" office:value-type="float">
            <text:p>3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Mannen</text:p>
          </table:table-cell>
          <table:table-cell table:style-name="ce10" office:value="11715" office:value-type="float">
            <text:p>117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Mannen</text:p>
          </table:table-cell>
          <table:table-cell table:style-name="ce10" office:value="23144" office:value-type="float">
            <text:p>231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Mannen</text:p>
          </table:table-cell>
          <table:table-cell table:style-name="ce10" office:value="26365" office:value-type="float">
            <text:p>263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Mannen</text:p>
          </table:table-cell>
          <table:table-cell table:style-name="ce10" office:value="5280" office:value-type="float">
            <text:p>52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Mannen</text:p>
          </table:table-cell>
          <table:table-cell table:style-name="ce10" office:value="8057" office:value-type="float">
            <text:p>80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Mannen</text:p>
          </table:table-cell>
          <table:table-cell table:style-name="ce10" office:value="4294" office:value-type="float">
            <text:p>4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Mannen</text:p>
          </table:table-cell>
          <table:table-cell table:style-name="ce10" office:value="6983" office:value-type="float">
            <text:p>69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Mannen</text:p>
          </table:table-cell>
          <table:table-cell table:style-name="ce10" office:value="4738" office:value-type="float">
            <text:p>47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Mannen</text:p>
          </table:table-cell>
          <table:table-cell table:style-name="ce10" office:value="4843" office:value-type="float">
            <text:p>48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Mannen</text:p>
          </table:table-cell>
          <table:table-cell table:style-name="ce10" office:value="9173" office:value-type="float">
            <text:p>91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Mannen</text:p>
          </table:table-cell>
          <table:table-cell table:style-name="ce10" office:value="6682" office:value-type="float">
            <text:p>66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Mannen</text:p>
          </table:table-cell>
          <table:table-cell table:style-name="ce10" office:value="15000" office:value-type="float">
            <text:p>150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Mannen</text:p>
          </table:table-cell>
          <table:table-cell table:style-name="ce10" office:value="32639" office:value-type="float">
            <text:p>326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Mannen</text:p>
          </table:table-cell>
          <table:table-cell table:style-name="ce10" office:value="22546" office:value-type="float">
            <text:p>225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Mannen</text:p>
          </table:table-cell>
          <table:table-cell table:style-name="ce10" office:value="14961" office:value-type="float">
            <text:p>149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Mannen</text:p>
          </table:table-cell>
          <table:table-cell table:style-name="ce10" office:value="6235" office:value-type="float">
            <text:p>62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Mannen</text:p>
          </table:table-cell>
          <table:table-cell table:style-name="ce10" office:value="14387" office:value-type="float">
            <text:p>14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Mannen</text:p>
          </table:table-cell>
          <table:table-cell table:style-name="ce10" office:value="12739" office:value-type="float">
            <text:p>127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Mannen</text:p>
          </table:table-cell>
          <table:table-cell table:style-name="ce10" office:value="19407" office:value-type="float">
            <text:p>194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Mannen</text:p>
          </table:table-cell>
          <table:table-cell table:style-name="ce10" office:value="5614" office:value-type="float">
            <text:p>56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Mannen</text:p>
          </table:table-cell>
          <table:table-cell table:style-name="ce10" office:value="19954" office:value-type="float">
            <text:p>199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Mannen</text:p>
          </table:table-cell>
          <table:table-cell table:style-name="ce10" office:value="14369" office:value-type="float">
            <text:p>143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Mannen</text:p>
          </table:table-cell>
          <table:table-cell table:style-name="ce10" office:value="9880" office:value-type="float">
            <text:p>98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Mannen</text:p>
          </table:table-cell>
          <table:table-cell table:style-name="ce10" office:value="4331" office:value-type="float">
            <text:p>43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Mannen</text:p>
          </table:table-cell>
          <table:table-cell table:style-name="ce10" office:value="10455" office:value-type="float">
            <text:p>10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Mannen</text:p>
          </table:table-cell>
          <table:table-cell table:style-name="ce10" office:value="9702" office:value-type="float">
            <text:p>97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Mannen</text:p>
          </table:table-cell>
          <table:table-cell table:style-name="ce10" office:value="9754" office:value-type="float">
            <text:p>97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Mannen</text:p>
          </table:table-cell>
          <table:table-cell table:style-name="ce10" office:value="5040" office:value-type="float">
            <text:p>5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Mannen</text:p>
          </table:table-cell>
          <table:table-cell table:style-name="ce10" office:value="3742" office:value-type="float">
            <text:p>37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Mannen</text:p>
          </table:table-cell>
          <table:table-cell table:style-name="ce10" office:value="4918" office:value-type="float">
            <text:p>49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Mannen</text:p>
          </table:table-cell>
          <table:table-cell table:style-name="ce10" office:value="12951" office:value-type="float">
            <text:p>129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Mannen</text:p>
          </table:table-cell>
          <table:table-cell table:style-name="ce10" office:value="10793" office:value-type="float">
            <text:p>107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Mannen</text:p>
          </table:table-cell>
          <table:table-cell table:style-name="ce10" office:value="11506" office:value-type="float">
            <text:p>115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Mannen</text:p>
          </table:table-cell>
          <table:table-cell table:style-name="ce10" office:value="7509" office:value-type="float">
            <text:p>75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Mannen</text:p>
          </table:table-cell>
          <table:table-cell table:style-name="ce10" office:value="14312" office:value-type="float">
            <text:p>143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Mannen</text:p>
          </table:table-cell>
          <table:table-cell table:style-name="ce10" office:value="15017" office:value-type="float">
            <text:p>150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Mannen</text:p>
          </table:table-cell>
          <table:table-cell table:style-name="ce10" office:value="85006" office:value-type="float">
            <text:p>85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Mannen</text:p>
          </table:table-cell>
          <table:table-cell table:style-name="ce10" office:value="7285" office:value-type="float">
            <text:p>72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Mannen</text:p>
          </table:table-cell>
          <table:table-cell table:style-name="ce10" office:value="7960" office:value-type="float">
            <text:p>79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Mannen</text:p>
          </table:table-cell>
          <table:table-cell table:style-name="ce10" office:value="18706" office:value-type="float">
            <text:p>18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Mannen</text:p>
          </table:table-cell>
          <table:table-cell table:style-name="ce10" office:value="10466" office:value-type="float">
            <text:p>104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Mannen</text:p>
          </table:table-cell>
          <table:table-cell table:style-name="ce10" office:value="14308" office:value-type="float">
            <text:p>143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Mannen</text:p>
          </table:table-cell>
          <table:table-cell table:style-name="ce10" office:value="7132" office:value-type="float">
            <text:p>71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Mannen</text:p>
          </table:table-cell>
          <table:table-cell table:style-name="ce10" office:value="10082" office:value-type="float">
            <text:p>100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Mannen</text:p>
          </table:table-cell>
          <table:table-cell table:style-name="ce10" office:value="13006" office:value-type="float">
            <text:p>13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Mannen</text:p>
          </table:table-cell>
          <table:table-cell table:style-name="ce10" office:value="15357" office:value-type="float">
            <text:p>153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Mannen</text:p>
          </table:table-cell>
          <table:table-cell table:style-name="ce10" office:value="31959" office:value-type="float">
            <text:p>319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Mannen</text:p>
          </table:table-cell>
          <table:table-cell table:style-name="ce10" office:value="16911" office:value-type="float">
            <text:p>16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Mannen</text:p>
          </table:table-cell>
          <table:table-cell table:style-name="ce10" office:value="17971" office:value-type="float">
            <text:p>179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Mannen</text:p>
          </table:table-cell>
          <table:table-cell table:style-name="ce10" office:value="10292" office:value-type="float">
            <text:p>10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Mannen</text:p>
          </table:table-cell>
          <table:table-cell table:style-name="ce10" office:value="6347" office:value-type="float">
            <text:p>63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Mannen</text:p>
          </table:table-cell>
          <table:table-cell table:style-name="ce10" office:value="12310" office:value-type="float">
            <text:p>123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Mannen</text:p>
          </table:table-cell>
          <table:table-cell table:style-name="ce10" office:value="13673" office:value-type="float">
            <text:p>136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Mannen</text:p>
          </table:table-cell>
          <table:table-cell table:style-name="ce10" office:value="13884" office:value-type="float">
            <text:p>138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Mannen</text:p>
          </table:table-cell>
          <table:table-cell table:style-name="ce10" office:value="9662" office:value-type="float">
            <text:p>96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Mannen</text:p>
          </table:table-cell>
          <table:table-cell table:style-name="ce10" office:value="51652" office:value-type="float">
            <text:p>516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Mannen</text:p>
          </table:table-cell>
          <table:table-cell table:style-name="ce10" office:value="13296" office:value-type="float">
            <text:p>132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Mannen</text:p>
          </table:table-cell>
          <table:table-cell table:style-name="ce10" office:value="15926" office:value-type="float">
            <text:p>159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Mannen</text:p>
          </table:table-cell>
          <table:table-cell table:style-name="ce10" office:value="48628" office:value-type="float">
            <text:p>48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Mannen</text:p>
          </table:table-cell>
          <table:table-cell table:style-name="ce10" office:value="12090" office:value-type="float">
            <text:p>120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Mannen</text:p>
          </table:table-cell>
          <table:table-cell table:style-name="ce10" office:value="13226" office:value-type="float">
            <text:p>132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Mannen</text:p>
          </table:table-cell>
          <table:table-cell table:style-name="ce10" office:value="4188" office:value-type="float">
            <text:p>41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Mannen</text:p>
          </table:table-cell>
          <table:table-cell table:style-name="ce10" office:value="5693" office:value-type="float">
            <text:p>56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Mannen</text:p>
          </table:table-cell>
          <table:table-cell table:style-name="ce10" office:value="27728" office:value-type="float">
            <text:p>27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Mannen</text:p>
          </table:table-cell>
          <table:table-cell table:style-name="ce10" office:value="12481" office:value-type="float">
            <text:p>124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Mannen</text:p>
          </table:table-cell>
          <table:table-cell table:style-name="ce10" office:value="12191" office:value-type="float">
            <text:p>121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Mannen</text:p>
          </table:table-cell>
          <table:table-cell table:style-name="ce10" office:value="58526" office:value-type="float">
            <text:p>585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Mannen</text:p>
          </table:table-cell>
          <table:table-cell table:style-name="ce10" office:value="9815" office:value-type="float">
            <text:p>98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Mannen</text:p>
          </table:table-cell>
          <table:table-cell table:style-name="ce10" office:value="13223" office:value-type="float">
            <text:p>132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Mannen</text:p>
          </table:table-cell>
          <table:table-cell table:style-name="ce10" office:value="20303" office:value-type="float">
            <text:p>203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Mannen</text:p>
          </table:table-cell>
          <table:table-cell table:style-name="ce10" office:value="9005" office:value-type="float">
            <text:p>90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Mannen</text:p>
          </table:table-cell>
          <table:table-cell table:style-name="ce10" office:value="12533" office:value-type="float">
            <text:p>125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Mannen</text:p>
          </table:table-cell>
          <table:table-cell table:style-name="ce10" office:value="16197" office:value-type="float">
            <text:p>161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Mannen</text:p>
          </table:table-cell>
          <table:table-cell table:style-name="ce10" office:value="14322" office:value-type="float">
            <text:p>143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Mannen</text:p>
          </table:table-cell>
          <table:table-cell table:style-name="ce10" office:value="53146" office:value-type="float">
            <text:p>531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Mannen</text:p>
          </table:table-cell>
          <table:table-cell table:style-name="ce10" office:value="4369" office:value-type="float">
            <text:p>43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Mannen</text:p>
          </table:table-cell>
          <table:table-cell table:style-name="ce10" office:value="8325" office:value-type="float">
            <text:p>83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Mannen</text:p>
          </table:table-cell>
          <table:table-cell table:style-name="ce10" office:value="9237" office:value-type="float">
            <text:p>9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Mannen</text:p>
          </table:table-cell>
          <table:table-cell table:style-name="ce10" office:value="5740" office:value-type="float">
            <text:p>57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Mannen</text:p>
          </table:table-cell>
          <table:table-cell table:style-name="ce10" office:value="109977" office:value-type="float">
            <text:p>1099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Mannen</text:p>
          </table:table-cell>
          <table:table-cell table:style-name="ce10" office:value="11009" office:value-type="float">
            <text:p>110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Mannen</text:p>
          </table:table-cell>
          <table:table-cell table:style-name="ce10" office:value="54040" office:value-type="float">
            <text:p>54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Mannen</text:p>
          </table:table-cell>
          <table:table-cell table:style-name="ce10" office:value="9093" office:value-type="float">
            <text:p>90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Mannen</text:p>
          </table:table-cell>
          <table:table-cell table:style-name="ce10" office:value="80122" office:value-type="float">
            <text:p>80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Mannen</text:p>
          </table:table-cell>
          <table:table-cell table:style-name="ce10" office:value="16192" office:value-type="float">
            <text:p>161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Mannen</text:p>
          </table:table-cell>
          <table:table-cell table:style-name="ce10" office:value="12858" office:value-type="float">
            <text:p>128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Mannen</text:p>
          </table:table-cell>
          <table:table-cell table:style-name="ce10" office:value="20690" office:value-type="float">
            <text:p>206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Mannen</text:p>
          </table:table-cell>
          <table:table-cell table:style-name="ce10" office:value="4542" office:value-type="float">
            <text:p>45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Mannen</text:p>
          </table:table-cell>
          <table:table-cell table:style-name="ce10" office:value="10473" office:value-type="float">
            <text:p>104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Mannen</text:p>
          </table:table-cell>
          <table:table-cell table:style-name="ce10" office:value="5168" office:value-type="float">
            <text:p>51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Mannen</text:p>
          </table:table-cell>
          <table:table-cell table:style-name="ce10" office:value="10587" office:value-type="float">
            <text:p>105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Mannen</text:p>
          </table:table-cell>
          <table:table-cell table:style-name="ce10" office:value="12997" office:value-type="float">
            <text:p>12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Mannen</text:p>
          </table:table-cell>
          <table:table-cell table:style-name="ce10" office:value="19001" office:value-type="float">
            <text:p>190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Mannen</text:p>
          </table:table-cell>
          <table:table-cell table:style-name="ce10" office:value="14625" office:value-type="float">
            <text:p>146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Mannen</text:p>
          </table:table-cell>
          <table:table-cell table:style-name="ce10" office:value="8906" office:value-type="float">
            <text:p>8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Mannen</text:p>
          </table:table-cell>
          <table:table-cell table:style-name="ce10" office:value="7326" office:value-type="float">
            <text:p>7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Mannen</text:p>
          </table:table-cell>
          <table:table-cell table:style-name="ce10" office:value="13042" office:value-type="float">
            <text:p>130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Mannen</text:p>
          </table:table-cell>
          <table:table-cell table:style-name="ce10" office:value="5633" office:value-type="float">
            <text:p>56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Mannen</text:p>
          </table:table-cell>
          <table:table-cell table:style-name="ce10" office:value="17887" office:value-type="float">
            <text:p>17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Mannen</text:p>
          </table:table-cell>
          <table:table-cell table:style-name="ce10" office:value="11304" office:value-type="float">
            <text:p>11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Mannen</text:p>
          </table:table-cell>
          <table:table-cell table:style-name="ce10" office:value="17117" office:value-type="float">
            <text:p>171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Mannen</text:p>
          </table:table-cell>
          <table:table-cell table:style-name="ce10" office:value="34738" office:value-type="float">
            <text:p>347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Mannen</text:p>
          </table:table-cell>
          <table:table-cell table:style-name="ce10" office:value="5035" office:value-type="float">
            <text:p>50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Mannen</text:p>
          </table:table-cell>
          <table:table-cell table:style-name="ce10" office:value="3255" office:value-type="float">
            <text:p>32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Mannen</text:p>
          </table:table-cell>
          <table:table-cell table:style-name="ce10" office:value="6721" office:value-type="float">
            <text:p>67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Mannen</text:p>
          </table:table-cell>
          <table:table-cell table:style-name="ce10" office:value="244040" office:value-type="float">
            <text:p>244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Mannen</text:p>
          </table:table-cell>
          <table:table-cell table:style-name="ce10" office:value="9220" office:value-type="float">
            <text:p>92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Mannen</text:p>
          </table:table-cell>
          <table:table-cell table:style-name="ce10" office:value="94064" office:value-type="float">
            <text:p>940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Mannen</text:p>
          </table:table-cell>
          <table:table-cell table:style-name="ce10" office:value="6256" office:value-type="float">
            <text:p>62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Mannen</text:p>
          </table:table-cell>
          <table:table-cell table:style-name="ce10" office:value="7311" office:value-type="float">
            <text:p>73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Mannen</text:p>
          </table:table-cell>
          <table:table-cell table:style-name="ce10" office:value="12262" office:value-type="float">
            <text:p>122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Mannen</text:p>
          </table:table-cell>
          <table:table-cell table:style-name="ce10" office:value="6957" office:value-type="float">
            <text:p>69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Mannen</text:p>
          </table:table-cell>
          <table:table-cell table:style-name="ce10" office:value="73260" office:value-type="float">
            <text:p>732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Mannen</text:p>
          </table:table-cell>
          <table:table-cell table:style-name="ce10" office:value="2687" office:value-type="float">
            <text:p>26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Mannen</text:p>
          </table:table-cell>
          <table:table-cell table:style-name="ce10" office:value="71310" office:value-type="float">
            <text:p>713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Mannen</text:p>
          </table:table-cell>
          <table:table-cell table:style-name="ce10" office:value="14586" office:value-type="float">
            <text:p>145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Mannen</text:p>
          </table:table-cell>
          <table:table-cell table:style-name="ce10" office:value="30016" office:value-type="float">
            <text:p>300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Mannen</text:p>
          </table:table-cell>
          <table:table-cell table:style-name="ce10" office:value="22117" office:value-type="float">
            <text:p>221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Mannen</text:p>
          </table:table-cell>
          <table:table-cell table:style-name="ce10" office:value="8724" office:value-type="float">
            <text:p>87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Mannen</text:p>
          </table:table-cell>
          <table:table-cell table:style-name="ce10" office:value="8737" office:value-type="float">
            <text:p>87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Mannen</text:p>
          </table:table-cell>
          <table:table-cell table:style-name="ce10" office:value="8288" office:value-type="float">
            <text:p>82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Mannen</text:p>
          </table:table-cell>
          <table:table-cell table:style-name="ce10" office:value="7956" office:value-type="float">
            <text:p>79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Mannen</text:p>
          </table:table-cell>
          <table:table-cell table:style-name="ce10" office:value="5753" office:value-type="float">
            <text:p>57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Mannen</text:p>
          </table:table-cell>
          <table:table-cell table:style-name="ce10" office:value="19237" office:value-type="float">
            <text:p>192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Mannen</text:p>
          </table:table-cell>
          <table:table-cell table:style-name="ce10" office:value="12324" office:value-type="float">
            <text:p>123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Mannen</text:p>
          </table:table-cell>
          <table:table-cell table:style-name="ce10" office:value="9023" office:value-type="float">
            <text:p>90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Mannen</text:p>
          </table:table-cell>
          <table:table-cell table:style-name="ce10" office:value="21351" office:value-type="float">
            <text:p>21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Mannen</text:p>
          </table:table-cell>
          <table:table-cell table:style-name="ce10" office:value="26162" office:value-type="float">
            <text:p>261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Mannen</text:p>
          </table:table-cell>
          <table:table-cell table:style-name="ce10" office:value="44122" office:value-type="float">
            <text:p>44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Mannen</text:p>
          </table:table-cell>
          <table:table-cell table:style-name="ce10" office:value="7722" office:value-type="float">
            <text:p>7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Mannen</text:p>
          </table:table-cell>
          <table:table-cell table:style-name="ce10" office:value="11133" office:value-type="float">
            <text:p>111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Mannen</text:p>
          </table:table-cell>
          <table:table-cell table:style-name="ce10" office:value="28385" office:value-type="float">
            <text:p>283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Mannen</text:p>
          </table:table-cell>
          <table:table-cell table:style-name="ce10" office:value="17842" office:value-type="float">
            <text:p>17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Mannen</text:p>
          </table:table-cell>
          <table:table-cell table:style-name="ce10" office:value="19847" office:value-type="float">
            <text:p>198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Mannen</text:p>
          </table:table-cell>
          <table:table-cell table:style-name="ce10" office:value="44401" office:value-type="float">
            <text:p>444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Mannen</text:p>
          </table:table-cell>
          <table:table-cell table:style-name="ce10" office:value="13516" office:value-type="float">
            <text:p>135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Mannen</text:p>
          </table:table-cell>
          <table:table-cell table:style-name="ce10" office:value="40116" office:value-type="float">
            <text:p>401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Mannen</text:p>
          </table:table-cell>
          <table:table-cell table:style-name="ce10" office:value="69200" office:value-type="float">
            <text:p>692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Mannen</text:p>
          </table:table-cell>
          <table:table-cell table:style-name="ce10" office:value="8178" office:value-type="float">
            <text:p>81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Mannen</text:p>
          </table:table-cell>
          <table:table-cell table:style-name="ce10" office:value="21598" office:value-type="float">
            <text:p>215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Mannen</text:p>
          </table:table-cell>
          <table:table-cell table:style-name="ce10" office:value="10175" office:value-type="float">
            <text:p>101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Mannen</text:p>
          </table:table-cell>
          <table:table-cell table:style-name="ce10" office:value="7603" office:value-type="float">
            <text:p>76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Mannen</text:p>
          </table:table-cell>
          <table:table-cell table:style-name="ce10" office:value="41318" office:value-type="float">
            <text:p>413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Mannen</text:p>
          </table:table-cell>
          <table:table-cell table:style-name="ce10" office:value="17650" office:value-type="float">
            <text:p>17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Mannen</text:p>
          </table:table-cell>
          <table:table-cell table:style-name="ce10" office:value="27206" office:value-type="float">
            <text:p>272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Mannen</text:p>
          </table:table-cell>
          <table:table-cell table:style-name="ce10" office:value="17148" office:value-type="float">
            <text:p>171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Mannen</text:p>
          </table:table-cell>
          <table:table-cell table:style-name="ce10" office:value="34904" office:value-type="float">
            <text:p>349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Mannen</text:p>
          </table:table-cell>
          <table:table-cell table:style-name="ce10" office:value="21130" office:value-type="float">
            <text:p>211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Mannen</text:p>
          </table:table-cell>
          <table:table-cell table:style-name="ce10" office:value="23678" office:value-type="float">
            <text:p>23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Mannen</text:p>
          </table:table-cell>
          <table:table-cell table:style-name="ce10" office:value="20236" office:value-type="float">
            <text:p>202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Mannen</text:p>
          </table:table-cell>
          <table:table-cell table:style-name="ce10" office:value="13808" office:value-type="float">
            <text:p>138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Mannen</text:p>
          </table:table-cell>
          <table:table-cell table:style-name="ce10" office:value="16765" office:value-type="float">
            <text:p>167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Mannen</text:p>
          </table:table-cell>
          <table:table-cell table:style-name="ce10" office:value="13034" office:value-type="float">
            <text:p>130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Mannen</text:p>
          </table:table-cell>
          <table:table-cell table:style-name="ce10" office:value="25033" office:value-type="float">
            <text:p>250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Mannen</text:p>
          </table:table-cell>
          <table:table-cell table:style-name="ce10" office:value="6142" office:value-type="float">
            <text:p>61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Mannen</text:p>
          </table:table-cell>
          <table:table-cell table:style-name="ce10" office:value="30894" office:value-type="float">
            <text:p>308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Mannen</text:p>
          </table:table-cell>
          <table:table-cell table:style-name="ce10" office:value="23615" office:value-type="float">
            <text:p>236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Mannen</text:p>
          </table:table-cell>
          <table:table-cell table:style-name="ce10" office:value="11112" office:value-type="float">
            <text:p>111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Mannen</text:p>
          </table:table-cell>
          <table:table-cell table:style-name="ce10" office:value="6634" office:value-type="float">
            <text:p>66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Mannen</text:p>
          </table:table-cell>
          <table:table-cell table:style-name="ce10" office:value="5443" office:value-type="float">
            <text:p>54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Mannen</text:p>
          </table:table-cell>
          <table:table-cell table:style-name="ce10" office:value="13923" office:value-type="float">
            <text:p>139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Mannen</text:p>
          </table:table-cell>
          <table:table-cell table:style-name="ce10" office:value="10890" office:value-type="float">
            <text:p>108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Mannen</text:p>
          </table:table-cell>
          <table:table-cell table:style-name="ce10" office:value="7670" office:value-type="float">
            <text:p>76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Mannen</text:p>
          </table:table-cell>
          <table:table-cell table:style-name="ce10" office:value="18762" office:value-type="float">
            <text:p>187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Mannen</text:p>
          </table:table-cell>
          <table:table-cell table:style-name="ce10" office:value="4927" office:value-type="float">
            <text:p>4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Mannen</text:p>
          </table:table-cell>
          <table:table-cell table:style-name="ce10" office:value="13466" office:value-type="float">
            <text:p>134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Mannen</text:p>
          </table:table-cell>
          <table:table-cell table:style-name="ce10" office:value="26925" office:value-type="float">
            <text:p>269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Mannen</text:p>
          </table:table-cell>
          <table:table-cell table:style-name="ce10" office:value="5421" office:value-type="float">
            <text:p>54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Mannen</text:p>
          </table:table-cell>
          <table:table-cell table:style-name="ce10" office:value="9565" office:value-type="float">
            <text:p>9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Mannen</text:p>
          </table:table-cell>
          <table:table-cell table:style-name="ce10" office:value="10149" office:value-type="float">
            <text:p>10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Mannen</text:p>
          </table:table-cell>
          <table:table-cell table:style-name="ce10" office:value="46405" office:value-type="float">
            <text:p>464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Mannen</text:p>
          </table:table-cell>
          <table:table-cell table:style-name="ce10" office:value="5224" office:value-type="float">
            <text:p>52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Mannen</text:p>
          </table:table-cell>
          <table:table-cell table:style-name="ce10" office:value="57527" office:value-type="float">
            <text:p>575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Mannen</text:p>
          </table:table-cell>
          <table:table-cell table:style-name="ce10" office:value="12870" office:value-type="float">
            <text:p>128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Mannen</text:p>
          </table:table-cell>
          <table:table-cell table:style-name="ce10" office:value="34445" office:value-type="float">
            <text:p>344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Mannen</text:p>
          </table:table-cell>
          <table:table-cell table:style-name="ce10" office:value="37522" office:value-type="float">
            <text:p>375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Mannen</text:p>
          </table:table-cell>
          <table:table-cell table:style-name="ce10" office:value="6920" office:value-type="float">
            <text:p>69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Mannen</text:p>
          </table:table-cell>
          <table:table-cell table:style-name="ce10" office:value="18484" office:value-type="float">
            <text:p>184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Mannen</text:p>
          </table:table-cell>
          <table:table-cell table:style-name="ce10" office:value="14001" office:value-type="float">
            <text:p>140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Mannen</text:p>
          </table:table-cell>
          <table:table-cell table:style-name="ce10" office:value="4899" office:value-type="float">
            <text:p>48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Mannen</text:p>
          </table:table-cell>
          <table:table-cell table:style-name="ce10" office:value="5438" office:value-type="float">
            <text:p>54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Mannen</text:p>
          </table:table-cell>
          <table:table-cell table:style-name="ce10" office:value="22583" office:value-type="float">
            <text:p>225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Mannen</text:p>
          </table:table-cell>
          <table:table-cell table:style-name="ce10" office:value="11159" office:value-type="float">
            <text:p>111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Mannen</text:p>
          </table:table-cell>
          <table:table-cell table:style-name="ce10" office:value="3393" office:value-type="float">
            <text:p>33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Mannen</text:p>
          </table:table-cell>
          <table:table-cell table:style-name="ce10" office:value="5600" office:value-type="float">
            <text:p>56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Mannen</text:p>
          </table:table-cell>
          <table:table-cell table:style-name="ce10" office:value="16372" office:value-type="float">
            <text:p>163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Mannen</text:p>
          </table:table-cell>
          <table:table-cell table:style-name="ce10" office:value="4167" office:value-type="float">
            <text:p>41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Mannen</text:p>
          </table:table-cell>
          <table:table-cell table:style-name="ce10" office:value="11341" office:value-type="float">
            <text:p>113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Mannen</text:p>
          </table:table-cell>
          <table:table-cell table:style-name="ce10" office:value="7164" office:value-type="float">
            <text:p>71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Mannen</text:p>
          </table:table-cell>
          <table:table-cell table:style-name="ce10" office:value="5342" office:value-type="float">
            <text:p>53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Mannen</text:p>
          </table:table-cell>
          <table:table-cell table:style-name="ce10" office:value="11377" office:value-type="float">
            <text:p>113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Mannen</text:p>
          </table:table-cell>
          <table:table-cell table:style-name="ce10" office:value="19422" office:value-type="float">
            <text:p>194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Mannen</text:p>
          </table:table-cell>
          <table:table-cell table:style-name="ce10" office:value="5642" office:value-type="float">
            <text:p>56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Mannen</text:p>
          </table:table-cell>
          <table:table-cell table:style-name="ce10" office:value="12095" office:value-type="float">
            <text:p>12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Mannen</text:p>
          </table:table-cell>
          <table:table-cell table:style-name="ce10" office:value="12137" office:value-type="float">
            <text:p>121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Mannen</text:p>
          </table:table-cell>
          <table:table-cell table:style-name="ce10" office:value="15659" office:value-type="float">
            <text:p>156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Mannen</text:p>
          </table:table-cell>
          <table:table-cell table:style-name="ce10" office:value="57538" office:value-type="float">
            <text:p>575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Mannen</text:p>
          </table:table-cell>
          <table:table-cell table:style-name="ce10" office:value="6747" office:value-type="float">
            <text:p>67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Mannen</text:p>
          </table:table-cell>
          <table:table-cell table:style-name="ce10" office:value="5336" office:value-type="float">
            <text:p>53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Mannen</text:p>
          </table:table-cell>
          <table:table-cell table:style-name="ce10" office:value="5396" office:value-type="float">
            <text:p>53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Mannen</text:p>
          </table:table-cell>
          <table:table-cell table:style-name="ce10" office:value="14009" office:value-type="float">
            <text:p>140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Mannen</text:p>
          </table:table-cell>
          <table:table-cell table:style-name="ce10" office:value="9575" office:value-type="float">
            <text:p>95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Mannen</text:p>
          </table:table-cell>
          <table:table-cell table:style-name="ce10" office:value="6979" office:value-type="float">
            <text:p>69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Mannen</text:p>
          </table:table-cell>
          <table:table-cell table:style-name="ce10" office:value="6304" office:value-type="float">
            <text:p>63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Mannen</text:p>
          </table:table-cell>
          <table:table-cell table:style-name="ce10" office:value="15836" office:value-type="float">
            <text:p>158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Mannen</text:p>
          </table:table-cell>
          <table:table-cell table:style-name="ce10" office:value="23384" office:value-type="float">
            <text:p>233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Mannen</text:p>
          </table:table-cell>
          <table:table-cell table:style-name="ce10" office:value="8846" office:value-type="float">
            <text:p>88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Mannen</text:p>
          </table:table-cell>
          <table:table-cell table:style-name="ce10" office:value="9188" office:value-type="float">
            <text:p>91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Mannen</text:p>
          </table:table-cell>
          <table:table-cell table:style-name="ce10" office:value="16751" office:value-type="float">
            <text:p>16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Mannen</text:p>
          </table:table-cell>
          <table:table-cell table:style-name="ce10" office:value="5598" office:value-type="float">
            <text:p>55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Mannen</text:p>
          </table:table-cell>
          <table:table-cell table:style-name="ce10" office:value="2963" office:value-type="float">
            <text:p>29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Mannen</text:p>
          </table:table-cell>
          <table:table-cell table:style-name="ce10" office:value="18249" office:value-type="float">
            <text:p>182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Mannen</text:p>
          </table:table-cell>
          <table:table-cell table:style-name="ce10" office:value="17419" office:value-type="float">
            <text:p>174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Mannen</text:p>
          </table:table-cell>
          <table:table-cell table:style-name="ce10" office:value="6767" office:value-type="float">
            <text:p>6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Mannen</text:p>
          </table:table-cell>
          <table:table-cell table:style-name="ce10" office:value="3966" office:value-type="float">
            <text:p>39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Mannen</text:p>
          </table:table-cell>
          <table:table-cell table:style-name="ce10" office:value="3170" office:value-type="float">
            <text:p>3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Mannen</text:p>
          </table:table-cell>
          <table:table-cell table:style-name="ce10" office:value="8241" office:value-type="float">
            <text:p>82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Mannen</text:p>
          </table:table-cell>
          <table:table-cell table:style-name="ce10" office:value="11258" office:value-type="float">
            <text:p>112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Mannen</text:p>
          </table:table-cell>
          <table:table-cell table:style-name="ce10" office:value="6917" office:value-type="float">
            <text:p>69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Mannen</text:p>
          </table:table-cell>
          <table:table-cell table:style-name="ce10" office:value="8416" office:value-type="float">
            <text:p>84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Mannen</text:p>
          </table:table-cell>
          <table:table-cell table:style-name="ce10" office:value="5980" office:value-type="float">
            <text:p>59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Mannen</text:p>
          </table:table-cell>
          <table:table-cell table:style-name="ce10" office:value="6192" office:value-type="float">
            <text:p>61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Mannen</text:p>
          </table:table-cell>
          <table:table-cell table:style-name="ce10" office:value="30194" office:value-type="float">
            <text:p>301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Mannen</text:p>
          </table:table-cell>
          <table:table-cell table:style-name="ce10" office:value="13656" office:value-type="float">
            <text:p>136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Mannen</text:p>
          </table:table-cell>
          <table:table-cell table:style-name="ce10" office:value="4881" office:value-type="float">
            <text:p>48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Mannen</text:p>
          </table:table-cell>
          <table:table-cell table:style-name="ce10" office:value="5456" office:value-type="float">
            <text:p>54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Mannen</text:p>
          </table:table-cell>
          <table:table-cell table:style-name="ce10" office:value="19792" office:value-type="float">
            <text:p>197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Mannen</text:p>
          </table:table-cell>
          <table:table-cell table:style-name="ce10" office:value="78582" office:value-type="float">
            <text:p>785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Mannen</text:p>
          </table:table-cell>
          <table:table-cell table:style-name="ce10" office:value="3742" office:value-type="float">
            <text:p>37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Mannen</text:p>
          </table:table-cell>
          <table:table-cell table:style-name="ce10" office:value="15219" office:value-type="float">
            <text:p>152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Mannen</text:p>
          </table:table-cell>
          <table:table-cell table:style-name="ce10" office:value="23447" office:value-type="float">
            <text:p>23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Mannen</text:p>
          </table:table-cell>
          <table:table-cell table:style-name="ce10" office:value="12811" office:value-type="float">
            <text:p>128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Mannen</text:p>
          </table:table-cell>
          <table:table-cell table:style-name="ce10" office:value="7878" office:value-type="float">
            <text:p>78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Mannen</text:p>
          </table:table-cell>
          <table:table-cell table:style-name="ce10" office:value="11079" office:value-type="float">
            <text:p>11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Mannen</text:p>
          </table:table-cell>
          <table:table-cell table:style-name="ce10" office:value="13170" office:value-type="float">
            <text:p>131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Mannen</text:p>
          </table:table-cell>
          <table:table-cell table:style-name="ce10" office:value="7655" office:value-type="float">
            <text:p>76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Mannen</text:p>
          </table:table-cell>
          <table:table-cell table:style-name="ce10" office:value="10933" office:value-type="float">
            <text:p>109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Mannen</text:p>
          </table:table-cell>
          <table:table-cell table:style-name="ce10" office:value="9059" office:value-type="float">
            <text:p>90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Mannen</text:p>
          </table:table-cell>
          <table:table-cell table:style-name="ce10" office:value="12631" office:value-type="float">
            <text:p>126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Mannen</text:p>
          </table:table-cell>
          <table:table-cell table:style-name="ce10" office:value="19453" office:value-type="float">
            <text:p>194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Mannen</text:p>
          </table:table-cell>
          <table:table-cell table:style-name="ce10" office:value="11449" office:value-type="float">
            <text:p>114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Mannen</text:p>
          </table:table-cell>
          <table:table-cell table:style-name="ce10" office:value="16010" office:value-type="float">
            <text:p>16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Mannen</text:p>
          </table:table-cell>
          <table:table-cell table:style-name="ce10" office:value="8842" office:value-type="float">
            <text:p>8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Mannen</text:p>
          </table:table-cell>
          <table:table-cell table:style-name="ce10" office:value="8670" office:value-type="float">
            <text:p>86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Mannen</text:p>
          </table:table-cell>
          <table:table-cell table:style-name="ce10" office:value="3976" office:value-type="float">
            <text:p>3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Mannen</text:p>
          </table:table-cell>
          <table:table-cell table:style-name="ce10" office:value="15334" office:value-type="float">
            <text:p>153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Mannen</text:p>
          </table:table-cell>
          <table:table-cell table:style-name="ce10" office:value="26602" office:value-type="float">
            <text:p>266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Mannen</text:p>
          </table:table-cell>
          <table:table-cell table:style-name="ce10" office:value="5213" office:value-type="float">
            <text:p>52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Mannen</text:p>
          </table:table-cell>
          <table:table-cell table:style-name="ce10" office:value="13026" office:value-type="float">
            <text:p>130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Mannen</text:p>
          </table:table-cell>
          <table:table-cell table:style-name="ce10" office:value="4453" office:value-type="float">
            <text:p>44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Mannen</text:p>
          </table:table-cell>
          <table:table-cell table:style-name="ce10" office:value="5754" office:value-type="float">
            <text:p>57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Mannen</text:p>
          </table:table-cell>
          <table:table-cell table:style-name="ce10" office:value="14994" office:value-type="float">
            <text:p>149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Mannen</text:p>
          </table:table-cell>
          <table:table-cell table:style-name="ce10" office:value="38705" office:value-type="float">
            <text:p>387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Mannen</text:p>
          </table:table-cell>
          <table:table-cell table:style-name="ce10" office:value="11538" office:value-type="float">
            <text:p>115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Mannen</text:p>
          </table:table-cell>
          <table:table-cell table:style-name="ce10" office:value="19922" office:value-type="float">
            <text:p>199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Mannen</text:p>
          </table:table-cell>
          <table:table-cell table:style-name="ce10" office:value="6398" office:value-type="float">
            <text:p>63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Mannen</text:p>
          </table:table-cell>
          <table:table-cell table:style-name="ce10" office:value="4038" office:value-type="float">
            <text:p>40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Mannen</text:p>
          </table:table-cell>
          <table:table-cell table:style-name="ce10" office:value="4839" office:value-type="float">
            <text:p>48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Mannen</text:p>
          </table:table-cell>
          <table:table-cell table:style-name="ce10" office:value="22857" office:value-type="float">
            <text:p>228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Mannen</text:p>
          </table:table-cell>
          <table:table-cell table:style-name="ce10" office:value="15644" office:value-type="float">
            <text:p>156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Mannen</text:p>
          </table:table-cell>
          <table:table-cell table:style-name="ce10" office:value="21896" office:value-type="float">
            <text:p>218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Mannen</text:p>
          </table:table-cell>
          <table:table-cell table:style-name="ce10" office:value="6497" office:value-type="float">
            <text:p>6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Mannen</text:p>
          </table:table-cell>
          <table:table-cell table:style-name="ce10" office:value="24660" office:value-type="float">
            <text:p>246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Mannen</text:p>
          </table:table-cell>
          <table:table-cell table:style-name="ce10" office:value="38684" office:value-type="float">
            <text:p>386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Mannen</text:p>
          </table:table-cell>
          <table:table-cell table:style-name="ce10" office:value="11768" office:value-type="float">
            <text:p>11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Mannen</text:p>
          </table:table-cell>
          <table:table-cell table:style-name="ce10" office:value="18344" office:value-type="float">
            <text:p>18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Mannen</text:p>
          </table:table-cell>
          <table:table-cell table:style-name="ce10" office:value="6626" office:value-type="float">
            <text:p>66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Mannen</text:p>
          </table:table-cell>
          <table:table-cell table:style-name="ce10" office:value="10826" office:value-type="float">
            <text:p>108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Mannen</text:p>
          </table:table-cell>
          <table:table-cell table:style-name="ce10" office:value="15210" office:value-type="float">
            <text:p>152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Mannen</text:p>
          </table:table-cell>
          <table:table-cell table:style-name="ce10" office:value="2361" office:value-type="float">
            <text:p>23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Mannen</text:p>
          </table:table-cell>
          <table:table-cell table:style-name="ce10" office:value="6414" office:value-type="float">
            <text:p>64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Mannen</text:p>
          </table:table-cell>
          <table:table-cell table:style-name="ce10" office:value="21324" office:value-type="float">
            <text:p>213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Mannen</text:p>
          </table:table-cell>
          <table:table-cell table:style-name="ce10" office:value="9391" office:value-type="float">
            <text:p>93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Mannen</text:p>
          </table:table-cell>
          <table:table-cell table:style-name="ce10" office:value="21754" office:value-type="float">
            <text:p>217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Mannen</text:p>
          </table:table-cell>
          <table:table-cell table:style-name="ce10" office:value="5464" office:value-type="float">
            <text:p>54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Mannen</text:p>
          </table:table-cell>
          <table:table-cell table:style-name="ce10" office:value="9323" office:value-type="float">
            <text:p>93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Mannen</text:p>
          </table:table-cell>
          <table:table-cell table:style-name="ce10" office:value="18617" office:value-type="float">
            <text:p>186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Mannen</text:p>
          </table:table-cell>
          <table:table-cell table:style-name="ce10" office:value="22031" office:value-type="float">
            <text:p>22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Mannen</text:p>
          </table:table-cell>
          <table:table-cell table:style-name="ce10" office:value="10624" office:value-type="float">
            <text:p>106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Mannen</text:p>
          </table:table-cell>
          <table:table-cell table:style-name="ce10" office:value="27415" office:value-type="float">
            <text:p>274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Mannen</text:p>
          </table:table-cell>
          <table:table-cell table:style-name="ce10" office:value="17040" office:value-type="float">
            <text:p>17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Mannen</text:p>
          </table:table-cell>
          <table:table-cell table:style-name="ce10" office:value="38301" office:value-type="float">
            <text:p>383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Mannen</text:p>
          </table:table-cell>
          <table:table-cell table:style-name="ce10" office:value="300319" office:value-type="float">
            <text:p>3003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Mannen</text:p>
          </table:table-cell>
          <table:table-cell table:style-name="ce10" office:value="753" office:value-type="float">
            <text:p>7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Mannen</text:p>
          </table:table-cell>
          <table:table-cell table:style-name="ce10" office:value="11205" office:value-type="float">
            <text:p>112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Mannen</text:p>
          </table:table-cell>
          <table:table-cell table:style-name="ce10" office:value="9101" office:value-type="float">
            <text:p>91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Mannen</text:p>
          </table:table-cell>
          <table:table-cell table:style-name="ce10" office:value="2726" office:value-type="float">
            <text:p>2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Mannen</text:p>
          </table:table-cell>
          <table:table-cell table:style-name="ce10" office:value="4628" office:value-type="float">
            <text:p>4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Mannen</text:p>
          </table:table-cell>
          <table:table-cell table:style-name="ce10" office:value="37250" office:value-type="float">
            <text:p>372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Mannen</text:p>
          </table:table-cell>
          <table:table-cell table:style-name="ce10" office:value="471" office:value-type="float">
            <text:p>4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Mannen</text:p>
          </table:table-cell>
          <table:table-cell table:style-name="ce10" office:value="11507" office:value-type="float">
            <text:p>115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Mannen</text:p>
          </table:table-cell>
          <table:table-cell table:style-name="ce10" office:value="6767" office:value-type="float">
            <text:p>6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Mannen</text:p>
          </table:table-cell>
          <table:table-cell table:style-name="ce10" office:value="5866" office:value-type="float">
            <text:p>58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Mannen</text:p>
          </table:table-cell>
          <table:table-cell table:style-name="ce10" office:value="16894" office:value-type="float">
            <text:p>168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Mannen</text:p>
          </table:table-cell>
          <table:table-cell table:style-name="ce10" office:value="5439" office:value-type="float">
            <text:p>54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Mannen</text:p>
          </table:table-cell>
          <table:table-cell table:style-name="ce10" office:value="6051" office:value-type="float">
            <text:p>60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Mannen</text:p>
          </table:table-cell>
          <table:table-cell table:style-name="ce10" office:value="14115" office:value-type="float">
            <text:p>141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Mannen</text:p>
          </table:table-cell>
          <table:table-cell table:style-name="ce10" office:value="8890" office:value-type="float">
            <text:p>88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Mannen</text:p>
          </table:table-cell>
          <table:table-cell table:style-name="ce10" office:value="46568" office:value-type="float">
            <text:p>465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Mannen</text:p>
          </table:table-cell>
          <table:table-cell table:style-name="ce10" office:value="13728" office:value-type="float">
            <text:p>137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Mannen</text:p>
          </table:table-cell>
          <table:table-cell table:style-name="ce10" office:value="11810" office:value-type="float">
            <text:p>118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Mannen</text:p>
          </table:table-cell>
          <table:table-cell table:style-name="ce10" office:value="7932" office:value-type="float">
            <text:p>79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Mannen</text:p>
          </table:table-cell>
          <table:table-cell table:style-name="ce10" office:value="11769" office:value-type="float">
            <text:p>117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Mannen</text:p>
          </table:table-cell>
          <table:table-cell table:style-name="ce10" office:value="27492" office:value-type="float">
            <text:p>274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Mannen</text:p>
          </table:table-cell>
          <table:table-cell table:style-name="ce10" office:value="16542" office:value-type="float">
            <text:p>165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Mannen</text:p>
          </table:table-cell>
          <table:table-cell table:style-name="ce10" office:value="22121" office:value-type="float">
            <text:p>221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Mannen</text:p>
          </table:table-cell>
          <table:table-cell table:style-name="ce10" office:value="9289" office:value-type="float">
            <text:p>92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Mannen</text:p>
          </table:table-cell>
          <table:table-cell table:style-name="ce10" office:value="7738" office:value-type="float">
            <text:p>77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Mannen</text:p>
          </table:table-cell>
          <table:table-cell table:style-name="ce10" office:value="35440" office:value-type="float">
            <text:p>35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Mannen</text:p>
          </table:table-cell>
          <table:table-cell table:style-name="ce10" office:value="16350" office:value-type="float">
            <text:p>163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Mannen</text:p>
          </table:table-cell>
          <table:table-cell table:style-name="ce10" office:value="8315" office:value-type="float">
            <text:p>83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Mannen</text:p>
          </table:table-cell>
          <table:table-cell table:style-name="ce10" office:value="10810" office:value-type="float">
            <text:p>108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Mannen</text:p>
          </table:table-cell>
          <table:table-cell table:style-name="ce10" office:value="11681" office:value-type="float">
            <text:p>116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Mannen</text:p>
          </table:table-cell>
          <table:table-cell table:style-name="ce10" office:value="21668" office:value-type="float">
            <text:p>21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Mannen</text:p>
          </table:table-cell>
          <table:table-cell table:style-name="ce10" office:value="12820" office:value-type="float">
            <text:p>128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Mannen</text:p>
          </table:table-cell>
          <table:table-cell table:style-name="ce10" office:value="4431" office:value-type="float">
            <text:p>44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Mannen</text:p>
          </table:table-cell>
          <table:table-cell table:style-name="ce10" office:value="27295" office:value-type="float">
            <text:p>272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Mannen</text:p>
          </table:table-cell>
          <table:table-cell table:style-name="ce10" office:value="2487" office:value-type="float">
            <text:p>24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Mannen</text:p>
          </table:table-cell>
          <table:table-cell table:style-name="ce10" office:value="6804" office:value-type="float">
            <text:p>68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Mannen</text:p>
          </table:table-cell>
          <table:table-cell table:style-name="ce10" office:value="17875" office:value-type="float">
            <text:p>178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Mannen</text:p>
          </table:table-cell>
          <table:table-cell table:style-name="ce10" office:value="12785" office:value-type="float">
            <text:p>127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Mannen</text:p>
          </table:table-cell>
          <table:table-cell table:style-name="ce10" office:value="20446" office:value-type="float">
            <text:p>204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Mannen</text:p>
          </table:table-cell>
          <table:table-cell table:style-name="ce10" office:value="102366" office:value-type="float">
            <text:p>1023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Mannen</text:p>
          </table:table-cell>
          <table:table-cell table:style-name="ce10" office:value="10745" office:value-type="float">
            <text:p>107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Mannen</text:p>
          </table:table-cell>
          <table:table-cell table:style-name="ce10" office:value="17071" office:value-type="float">
            <text:p>170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Mannen</text:p>
          </table:table-cell>
          <table:table-cell table:style-name="ce10" office:value="15942" office:value-type="float">
            <text:p>159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Mannen</text:p>
          </table:table-cell>
          <table:table-cell table:style-name="ce10" office:value="16047" office:value-type="float">
            <text:p>160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Mannen</text:p>
          </table:table-cell>
          <table:table-cell table:style-name="ce10" office:value="4603" office:value-type="float">
            <text:p>46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Mannen</text:p>
          </table:table-cell>
          <table:table-cell table:style-name="ce10" office:value="20224" office:value-type="float">
            <text:p>202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Mannen</text:p>
          </table:table-cell>
          <table:table-cell table:style-name="ce10" office:value="6455" office:value-type="float">
            <text:p>6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Mannen</text:p>
          </table:table-cell>
          <table:table-cell table:style-name="ce10" office:value="13856" office:value-type="float">
            <text:p>138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Mannen</text:p>
          </table:table-cell>
          <table:table-cell table:style-name="ce10" office:value="9434" office:value-type="float">
            <text:p>94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Mannen</text:p>
          </table:table-cell>
          <table:table-cell table:style-name="ce10" office:value="150571" office:value-type="float">
            <text:p>1505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Mannen</text:p>
          </table:table-cell>
          <table:table-cell table:style-name="ce10" office:value="23540" office:value-type="float">
            <text:p>23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Mannen</text:p>
          </table:table-cell>
          <table:table-cell table:style-name="ce10" office:value="4820" office:value-type="float">
            <text:p>48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Mannen</text:p>
          </table:table-cell>
          <table:table-cell table:style-name="ce10" office:value="8441" office:value-type="float">
            <text:p>84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Mannen</text:p>
          </table:table-cell>
          <table:table-cell table:style-name="ce10" office:value="15125" office:value-type="float">
            <text:p>151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Mannen</text:p>
          </table:table-cell>
          <table:table-cell table:style-name="ce10" office:value="13884" office:value-type="float">
            <text:p>138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Mannen</text:p>
          </table:table-cell>
          <table:table-cell table:style-name="ce10" office:value="30565" office:value-type="float">
            <text:p>305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Mannen</text:p>
          </table:table-cell>
          <table:table-cell table:style-name="ce10" office:value="10954" office:value-type="float">
            <text:p>109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Mannen</text:p>
          </table:table-cell>
          <table:table-cell table:style-name="ce10" office:value="18845" office:value-type="float">
            <text:p>188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Mannen</text:p>
          </table:table-cell>
          <table:table-cell table:style-name="ce10" office:value="21750" office:value-type="float">
            <text:p>217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Mannen</text:p>
          </table:table-cell>
          <table:table-cell table:style-name="ce10" office:value="33294" office:value-type="float">
            <text:p>332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Mannen</text:p>
          </table:table-cell>
          <table:table-cell table:style-name="ce10" office:value="49408" office:value-type="float">
            <text:p>494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Mannen</text:p>
          </table:table-cell>
          <table:table-cell table:style-name="ce10" office:value="21518" office:value-type="float">
            <text:p>215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Mannen</text:p>
          </table:table-cell>
          <table:table-cell table:style-name="ce10" office:value="9706" office:value-type="float">
            <text:p>9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Mannen</text:p>
          </table:table-cell>
          <table:table-cell table:style-name="ce10" office:value="34798" office:value-type="float">
            <text:p>347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Mannen</text:p>
          </table:table-cell>
          <table:table-cell table:style-name="ce10" office:value="8123" office:value-type="float">
            <text:p>81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Mannen</text:p>
          </table:table-cell>
          <table:table-cell table:style-name="ce10" office:value="576" office:value-type="float">
            <text:p>5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Mannen</text:p>
          </table:table-cell>
          <table:table-cell table:style-name="ce10" office:value="22192" office:value-type="float">
            <text:p>221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Mannen</text:p>
          </table:table-cell>
          <table:table-cell table:style-name="ce10" office:value="4887" office:value-type="float">
            <text:p>48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Mannen</text:p>
          </table:table-cell>
          <table:table-cell table:style-name="ce10" office:value="6299" office:value-type="float">
            <text:p>62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Mannen</text:p>
          </table:table-cell>
          <table:table-cell table:style-name="ce10" office:value="11455" office:value-type="float">
            <text:p>114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Mannen</text:p>
          </table:table-cell>
          <table:table-cell table:style-name="ce10" office:value="11837" office:value-type="float">
            <text:p>118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Mannen</text:p>
          </table:table-cell>
          <table:table-cell table:style-name="ce10" office:value="12751" office:value-type="float">
            <text:p>127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Mannen</text:p>
          </table:table-cell>
          <table:table-cell table:style-name="ce10" office:value="8126" office:value-type="float">
            <text:p>8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Mannen</text:p>
          </table:table-cell>
          <table:table-cell table:style-name="ce10" office:value="22994" office:value-type="float">
            <text:p>229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Mannen</text:p>
          </table:table-cell>
          <table:table-cell table:style-name="ce10" office:value="12612" office:value-type="float">
            <text:p>126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Mannen</text:p>
          </table:table-cell>
          <table:table-cell table:style-name="ce10" office:value="17589" office:value-type="float">
            <text:p>17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Mannen</text:p>
          </table:table-cell>
          <table:table-cell table:style-name="ce10" office:value="12297" office:value-type="float">
            <text:p>122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Mannen</text:p>
          </table:table-cell>
          <table:table-cell table:style-name="ce10" office:value="8560" office:value-type="float">
            <text:p>85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Mannen</text:p>
          </table:table-cell>
          <table:table-cell table:style-name="ce10" office:value="24316" office:value-type="float">
            <text:p>24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Mannen</text:p>
          </table:table-cell>
          <table:table-cell table:style-name="ce10" office:value="8709" office:value-type="float">
            <text:p>87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Mannen</text:p>
          </table:table-cell>
          <table:table-cell table:style-name="ce10" office:value="13169" office:value-type="float">
            <text:p>131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Mannen</text:p>
          </table:table-cell>
          <table:table-cell table:style-name="ce10" office:value="4448" office:value-type="float">
            <text:p>44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Mannen</text:p>
          </table:table-cell>
          <table:table-cell table:style-name="ce10" office:value="9150" office:value-type="float">
            <text:p>9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Mannen</text:p>
          </table:table-cell>
          <table:table-cell table:style-name="ce10" office:value="9657" office:value-type="float">
            <text:p>96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Mannen</text:p>
          </table:table-cell>
          <table:table-cell table:style-name="ce10" office:value="7600" office:value-type="float">
            <text:p>76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Mannen</text:p>
          </table:table-cell>
          <table:table-cell table:style-name="ce10" office:value="49688" office:value-type="float">
            <text:p>496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Mannen</text:p>
          </table:table-cell>
          <table:table-cell table:style-name="ce10" office:value="12945" office:value-type="float">
            <text:p>12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Mannen</text:p>
          </table:table-cell>
          <table:table-cell table:style-name="ce10" office:value="6946" office:value-type="float">
            <text:p>69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Mannen</text:p>
          </table:table-cell>
          <table:table-cell table:style-name="ce10" office:value="11836" office:value-type="float">
            <text:p>118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Mannen</text:p>
          </table:table-cell>
          <table:table-cell table:style-name="ce10" office:value="4348" office:value-type="float">
            <text:p>43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Mannen</text:p>
          </table:table-cell>
          <table:table-cell table:style-name="ce10" office:value="6370" office:value-type="float">
            <text:p>63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Mannen</text:p>
          </table:table-cell>
          <table:table-cell table:style-name="ce10" office:value="19967" office:value-type="float">
            <text:p>199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Mannen</text:p>
          </table:table-cell>
          <table:table-cell table:style-name="ce10" office:value="11397" office:value-type="float">
            <text:p>113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Mannen</text:p>
          </table:table-cell>
          <table:table-cell table:style-name="ce10" office:value="11446" office:value-type="float">
            <text:p>114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Mannen</text:p>
          </table:table-cell>
          <table:table-cell table:style-name="ce10" office:value="7005" office:value-type="float">
            <text:p>70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Mannen</text:p>
          </table:table-cell>
          <table:table-cell table:style-name="ce10" office:value="14409" office:value-type="float">
            <text:p>144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Mannen</text:p>
          </table:table-cell>
          <table:table-cell table:style-name="ce10" office:value="10902" office:value-type="float">
            <text:p>109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Mannen</text:p>
          </table:table-cell>
          <table:table-cell table:style-name="ce10" office:value="24627" office:value-type="float">
            <text:p>246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Mannen</text:p>
          </table:table-cell>
          <table:table-cell table:style-name="ce10" office:value="11842" office:value-type="float">
            <text:p>11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Mannen</text:p>
          </table:table-cell>
          <table:table-cell table:style-name="ce10" office:value="7903" office:value-type="float">
            <text:p>79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Mannen</text:p>
          </table:table-cell>
          <table:table-cell table:style-name="ce10" office:value="6004" office:value-type="float">
            <text:p>60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Mannen</text:p>
          </table:table-cell>
          <table:table-cell table:style-name="ce10" office:value="7226" office:value-type="float">
            <text:p>72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Mannen</text:p>
          </table:table-cell>
          <table:table-cell table:style-name="ce10" office:value="6063" office:value-type="float">
            <text:p>60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Mannen</text:p>
          </table:table-cell>
          <table:table-cell table:style-name="ce10" office:value="8252" office:value-type="float">
            <text:p>82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Mannen</text:p>
          </table:table-cell>
          <table:table-cell table:style-name="ce10" office:value="72544" office:value-type="float">
            <text:p>725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Mannen</text:p>
          </table:table-cell>
          <table:table-cell table:style-name="ce10" office:value="13299" office:value-type="float">
            <text:p>132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Mannen</text:p>
          </table:table-cell>
          <table:table-cell table:style-name="ce10" office:value="8010" office:value-type="float">
            <text:p>80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Mannen</text:p>
          </table:table-cell>
          <table:table-cell table:style-name="ce10" office:value="6632" office:value-type="float">
            <text:p>66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Mannen</text:p>
          </table:table-cell>
          <table:table-cell table:style-name="ce10" office:value="3174" office:value-type="float">
            <text:p>31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Mannen</text:p>
          </table:table-cell>
          <table:table-cell table:style-name="ce10" office:value="10719" office:value-type="float">
            <text:p>107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Mannen</text:p>
          </table:table-cell>
          <table:table-cell table:style-name="ce10" office:value="29324" office:value-type="float">
            <text:p>293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Mannen</text:p>
          </table:table-cell>
          <table:table-cell table:style-name="ce10" office:value="15854" office:value-type="float">
            <text:p>158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Mannen</text:p>
          </table:table-cell>
          <table:table-cell table:style-name="ce10" office:value="5851" office:value-type="float">
            <text:p>58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Mannen</text:p>
          </table:table-cell>
          <table:table-cell table:style-name="ce10" office:value="59736" office:value-type="float">
            <text:p>597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Mannen</text:p>
          </table:table-cell>
          <table:table-cell table:style-name="ce10" office:value="4044" office:value-type="float">
            <text:p>4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Mannen</text:p>
          </table:table-cell>
          <table:table-cell table:style-name="ce10" office:value="9280" office:value-type="float">
            <text:p>92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Mannen</text:p>
          </table:table-cell>
          <table:table-cell table:style-name="ce10" office:value="20122" office:value-type="float">
            <text:p>201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Mannen</text:p>
          </table:table-cell>
          <table:table-cell table:style-name="ce10" office:value="10807" office:value-type="float">
            <text:p>108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Mannen</text:p>
          </table:table-cell>
          <table:table-cell table:style-name="ce10" office:value="22963" office:value-type="float">
            <text:p>229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Mannen</text:p>
          </table:table-cell>
          <table:table-cell table:style-name="ce10" office:value="11149" office:value-type="float">
            <text:p>111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Mannen</text:p>
          </table:table-cell>
          <table:table-cell table:style-name="ce10" office:value="21622" office:value-type="float">
            <text:p>216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Mannen</text:p>
          </table:table-cell>
          <table:table-cell table:style-name="ce10" office:value="58697" office:value-type="float">
            <text:p>586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rkerspel</text:p>
          </table:table-cell>
          <table:table-cell table:style-name="ce9" office:value-type="string">
            <text:p>Mann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 en Hunze</text:p>
          </table:table-cell>
          <table:table-cell table:style-name="ce9" office:value-type="string">
            <text:p>Vrouwen</text:p>
          </table:table-cell>
          <table:table-cell table:style-name="ce10" office:value="12945" office:value-type="float">
            <text:p>129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gt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lburg</text:p>
          </table:table-cell>
          <table:table-cell table:style-name="ce9" office:value-type="string">
            <text:p>Vrouwen</text:p>
          </table:table-cell>
          <table:table-cell table:style-name="ce10" office:value="6312" office:value-type="float">
            <text:p>63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smeer</text:p>
          </table:table-cell>
          <table:table-cell table:style-name="ce9" office:value-type="string">
            <text:p>Vrouwen</text:p>
          </table:table-cell>
          <table:table-cell table:style-name="ce10" office:value="15234" office:value-type="float">
            <text:p>15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alten</text:p>
          </table:table-cell>
          <table:table-cell table:style-name="ce9" office:value-type="string">
            <text:p>Vrouwen</text:p>
          </table:table-cell>
          <table:table-cell table:style-name="ce10" office:value="13682" office:value-type="float">
            <text:p>136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 Aa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arle-Rix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ben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bcoude</text:p>
          </table:table-cell>
          <table:table-cell table:style-name="ce9" office:value-type="string">
            <text:p>Vrouwen</text:p>
          </table:table-cell>
          <table:table-cell table:style-name="ce10" office:value="4475" office:value-type="float">
            <text:p>44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chtkarspelen</text:p>
          </table:table-cell>
          <table:table-cell table:style-name="ce9" office:value-type="string">
            <text:p>Vrouwen</text:p>
          </table:table-cell>
          <table:table-cell table:style-name="ce10" office:value="13853" office:value-type="float">
            <text:p>138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du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kersloo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blasserdam</text:p>
          </table:table-cell>
          <table:table-cell table:style-name="ce9" office:value-type="string">
            <text:p>Vrouwen</text:p>
          </table:table-cell>
          <table:table-cell table:style-name="ce10" office:value="9814" office:value-type="float">
            <text:p>98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brandswaard</text:p>
          </table:table-cell>
          <table:table-cell table:style-name="ce9" office:value-type="string">
            <text:p>Vrouwen</text:p>
          </table:table-cell>
          <table:table-cell table:style-name="ce10" office:value="12423" office:value-type="float">
            <text:p>124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kem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kmaar</text:p>
          </table:table-cell>
          <table:table-cell table:style-name="ce9" office:value-type="string">
            <text:p>Vrouwen</text:p>
          </table:table-cell>
          <table:table-cell table:style-name="ce10" office:value="47643" office:value-type="float">
            <text:p>476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lo</text:p>
          </table:table-cell>
          <table:table-cell table:style-name="ce9" office:value-type="string">
            <text:p>Vrouwen</text:p>
          </table:table-cell>
          <table:table-cell table:style-name="ce10" office:value="36609" office:value-type="float">
            <text:p>366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ere</text:p>
          </table:table-cell>
          <table:table-cell table:style-name="ce9" office:value-type="string">
            <text:p>Vrouwen</text:p>
          </table:table-cell>
          <table:table-cell table:style-name="ce10" office:value="96016" office:value-type="float">
            <text:p>960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m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 aan den Rijn</text:p>
          </table:table-cell>
          <table:table-cell table:style-name="ce9" office:value-type="string">
            <text:p>Vrouwen</text:p>
          </table:table-cell>
          <table:table-cell table:style-name="ce10" office:value="36801" office:value-type="float">
            <text:p>368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lphen en R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lphen-Chaam</text:p>
          </table:table-cell>
          <table:table-cell table:style-name="ce9" office:value-type="string">
            <text:p>Vrouwen</text:p>
          </table:table-cell>
          <table:table-cell table:style-name="ce10" office:value="4666" office:value-type="float">
            <text:p>46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bt Del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t Montfo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by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i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land</text:p>
          </table:table-cell>
          <table:table-cell table:style-name="ce9" office:value-type="string">
            <text:p>Vrouwen</text:p>
          </table:table-cell>
          <table:table-cell table:style-name="ce10" office:value="1752" office:value-type="float">
            <text:p>17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ero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ersfoort</text:p>
          </table:table-cell>
          <table:table-cell table:style-name="ce9" office:value-type="string">
            <text:p>Vrouwen</text:p>
          </table:table-cell>
          <table:table-cell table:style-name="ce10" office:value="74613" office:value-type="float">
            <text:p>746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mersto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merzo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lveen</text:p>
          </table:table-cell>
          <table:table-cell table:style-name="ce9" office:value-type="string">
            <text:p>Vrouwen</text:p>
          </table:table-cell>
          <table:table-cell table:style-name="ce10" office:value="42875" office:value-type="float">
            <text:p>428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mstenr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msterdam</text:p>
          </table:table-cell>
          <table:table-cell table:style-name="ce9" office:value-type="string">
            <text:p>Vrouwen</text:p>
          </table:table-cell>
          <table:table-cell table:style-name="ce10" office:value="396006" office:value-type="float">
            <text:p>396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dijk</text:p>
          </table:table-cell>
          <table:table-cell table:style-name="ce9" office:value-type="string">
            <text:p>Vrouwen</text:p>
          </table:table-cell>
          <table:table-cell table:style-name="ce10" office:value="3156" office:value-type="float">
            <text:p>31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ng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ke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lo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nna Paulowna</text:p>
          </table:table-cell>
          <table:table-cell table:style-name="ce9" office:value-type="string">
            <text:p>Vrouwen</text:p>
          </table:table-cell>
          <table:table-cell table:style-name="ce10" office:value="7044" office:value-type="float">
            <text:p>70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eldoorn</text:p>
          </table:table-cell>
          <table:table-cell table:style-name="ce9" office:value-type="string">
            <text:p>Vrouwen</text:p>
          </table:table-cell>
          <table:table-cell table:style-name="ce10" office:value="79111" office:value-type="float">
            <text:p>791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ppelte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ppingedam</text:p>
          </table:table-cell>
          <table:table-cell table:style-name="ce9" office:value-type="string">
            <text:p>Vrouwen</text:p>
          </table:table-cell>
          <table:table-cell table:style-name="ce10" office:value="6219" office:value-type="float">
            <text:p>62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rcen en Vel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emui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rnhem</text:p>
          </table:table-cell>
          <table:table-cell table:style-name="ce9" office:value-type="string">
            <text:p>Vrouwen</text:p>
          </table:table-cell>
          <table:table-cell table:style-name="ce10" office:value="74563" office:value-type="float">
            <text:p>745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p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sen</text:p>
          </table:table-cell>
          <table:table-cell table:style-name="ce9" office:value-type="string">
            <text:p>Vrouwen</text:p>
          </table:table-cell>
          <table:table-cell table:style-name="ce10" office:value="34348" office:value-type="float">
            <text:p>343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ssendelf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sten</text:p>
          </table:table-cell>
          <table:table-cell table:style-name="ce9" office:value-type="string">
            <text:p>Vrouwen</text:p>
          </table:table-cell>
          <table:table-cell table:style-name="ce10" office:value="7953" office:value-type="float">
            <text:p>7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Aven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veree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Ax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arle-Nassau</text:p>
          </table:table-cell>
          <table:table-cell table:style-name="ce9" office:value-type="string">
            <text:p>Vrouwen</text:p>
          </table:table-cell>
          <table:table-cell table:style-name="ce10" office:value="3280" office:value-type="float">
            <text:p>32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arn</text:p>
          </table:table-cell>
          <table:table-cell table:style-name="ce9" office:value-type="string">
            <text:p>Vrouwen</text:p>
          </table:table-cell>
          <table:table-cell table:style-name="ce10" office:value="12664" office:value-type="float">
            <text:p>126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ex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f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kel en Milhee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ng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endrecht</text:p>
          </table:table-cell>
          <table:table-cell table:style-name="ce9" office:value-type="string">
            <text:p>Vrouwen</text:p>
          </table:table-cell>
          <table:table-cell table:style-name="ce10" office:value="23687" office:value-type="float">
            <text:p>236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neveld</text:p>
          </table:table-cell>
          <table:table-cell table:style-name="ce9" office:value-type="string">
            <text:p>Vrouwen</text:p>
          </table:table-cell>
          <table:table-cell table:style-name="ce10" office:value="26661" office:value-type="float">
            <text:p>266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ar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singer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rwouts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athm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dum</text:p>
          </table:table-cell>
          <table:table-cell table:style-name="ce9" office:value-type="string">
            <text:p>Vrouwen</text:p>
          </table:table-cell>
          <table:table-cell table:style-name="ce10" office:value="5215" office:value-type="float">
            <text:p>52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g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k (L.)</text:p>
          </table:table-cell>
          <table:table-cell table:style-name="ce9" office:value-type="string">
            <text:p>Vrouwen</text:p>
          </table:table-cell>
          <table:table-cell table:style-name="ce10" office:value="8491" office:value-type="float">
            <text:p>84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k en Do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mster</text:p>
          </table:table-cell>
          <table:table-cell table:style-name="ce9" office:value-type="string">
            <text:p>Vrouwen</text:p>
          </table:table-cell>
          <table:table-cell table:style-name="ce10" office:value="4279" office:value-type="float">
            <text:p>42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rt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esel</text:p>
          </table:table-cell>
          <table:table-cell table:style-name="ce9" office:value-type="string">
            <text:p>Vrouwen</text:p>
          </table:table-cell>
          <table:table-cell table:style-name="ce10" office:value="6861" office:value-type="float">
            <text:p>68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et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i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lf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llingwedde</text:p>
          </table:table-cell>
          <table:table-cell table:style-name="ce9" office:value-type="string">
            <text:p>Vrouwen</text:p>
          </table:table-cell>
          <table:table-cell table:style-name="ce10" office:value="4664" office:value-type="float">
            <text:p>46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lling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m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ne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sch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n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D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 en Terblij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ambacht</text:p>
          </table:table-cell>
          <table:table-cell table:style-name="ce9" office:value-type="string">
            <text:p>Vrouwen</text:p>
          </table:table-cell>
          <table:table-cell table:style-name="ce10" office:value="4958" office:value-type="float">
            <text:p>49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ijk</text:p>
          </table:table-cell>
          <table:table-cell table:style-name="ce9" office:value-type="string">
            <text:p>Vrouwen</text:p>
          </table:table-cell>
          <table:table-cell table:style-name="ce10" office:value="8900" office:value-type="float">
            <text:p>89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L.)</text:p>
          </table:table-cell>
          <table:table-cell table:style-name="ce9" office:value-type="string">
            <text:p>Vrouwen</text:p>
          </table:table-cell>
          <table:table-cell table:style-name="ce10" office:value="6668" office:value-type="float">
            <text:p>66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(NH.)</text:p>
          </table:table-cell>
          <table:table-cell table:style-name="ce9" office:value-type="string">
            <text:p>Vrouwen</text:p>
          </table:table-cell>
          <table:table-cell table:style-name="ce10" office:value="15868" office:value-type="float">
            <text:p>158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n op Zoom</text:p>
          </table:table-cell>
          <table:table-cell table:style-name="ce9" office:value-type="string">
            <text:p>Vrouwen</text:p>
          </table:table-cell>
          <table:table-cell table:style-name="ce10" office:value="33435" office:value-type="float">
            <text:p>334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gey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gschen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l en Rodenrij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l-Enscho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elland</text:p>
          </table:table-cell>
          <table:table-cell table:style-name="ce9" office:value-type="string">
            <text:p>Vrouwen</text:p>
          </table:table-cell>
          <table:table-cell table:style-name="ce10" office:value="22317" office:value-type="float">
            <text:p>223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ken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k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lic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rnheze</text:p>
          </table:table-cell>
          <table:table-cell table:style-name="ce9" office:value-type="string">
            <text:p>Vrouwen</text:p>
          </table:table-cell>
          <table:table-cell table:style-name="ce10" office:value="14767" office:value-type="float">
            <text:p>147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rnisse</text:p>
          </table:table-cell>
          <table:table-cell table:style-name="ce9" office:value-type="string">
            <text:p>Vrouwen</text:p>
          </table:table-cell>
          <table:table-cell table:style-name="ce10" office:value="6169" office:value-type="float">
            <text:p>61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st</text:p>
          </table:table-cell>
          <table:table-cell table:style-name="ce9" office:value-type="string">
            <text:p>Vrouwen</text:p>
          </table:table-cell>
          <table:table-cell table:style-name="ce10" office:value="14423" office:value-type="float">
            <text:p>144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ningen</text:p>
          </table:table-cell>
          <table:table-cell table:style-name="ce9" office:value-type="string">
            <text:p>Vrouwen</text:p>
          </table:table-cell>
          <table:table-cell table:style-name="ce10" office:value="12768" office:value-type="float">
            <text:p>12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eusic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everwijk</text:p>
          </table:table-cell>
          <table:table-cell table:style-name="ce9" office:value-type="string">
            <text:p>Vrouwen</text:p>
          </table:table-cell>
          <table:table-cell table:style-name="ce10" office:value="19922" office:value-type="float">
            <text:p>199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er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er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gg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 Bildt</text:p>
          </table:table-cell>
          <table:table-cell table:style-name="ce9" office:value-type="string">
            <text:p>Vrouwen</text:p>
          </table:table-cell>
          <table:table-cell table:style-name="ce10" office:value="5323" office:value-type="float">
            <text:p>53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Bilt</text:p>
          </table:table-cell>
          <table:table-cell table:style-name="ce9" office:value-type="string">
            <text:p>Vrouwen</text:p>
          </table:table-cell>
          <table:table-cell table:style-name="ce10" office:value="22095" office:value-type="float">
            <text:p>220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ingelr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innenmaas</text:p>
          </table:table-cell>
          <table:table-cell table:style-name="ce9" office:value-type="string">
            <text:p>Vrouwen</text:p>
          </table:table-cell>
          <table:table-cell table:style-name="ce10" office:value="14598" office:value-type="float">
            <text:p>145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</text:p>
          </table:table-cell>
          <table:table-cell table:style-name="ce9" office:value-type="string">
            <text:p>Vrouwen</text:p>
          </table:table-cell>
          <table:table-cell table:style-name="ce10" office:value="9506" office:value-type="float">
            <text:p>95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adel en Neter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nkenh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aricum</text:p>
          </table:table-cell>
          <table:table-cell table:style-name="ce9" office:value-type="string">
            <text:p>Vrouwen</text:p>
          </table:table-cell>
          <table:table-cell table:style-name="ce10" office:value="4628" office:value-type="float">
            <text:p>4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ei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eskensgraaf en Hofwe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emendaal</text:p>
          </table:table-cell>
          <table:table-cell table:style-name="ce9" office:value-type="string">
            <text:p>Vrouwen</text:p>
          </table:table-cell>
          <table:table-cell table:style-name="ce10" office:value="11584" office:value-type="float">
            <text:p>115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lok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lokzij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arnsterhim</text:p>
          </table:table-cell>
          <table:table-cell table:style-name="ce9" office:value-type="string">
            <text:p>Vrouwen</text:p>
          </table:table-cell>
          <table:table-cell table:style-name="ce10" office:value="9596" office:value-type="float">
            <text:p>95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choltz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degraven</text:p>
          </table:table-cell>
          <table:table-cell table:style-name="ce9" office:value-type="string">
            <text:p>Vrouwen</text:p>
          </table:table-cell>
          <table:table-cell table:style-name="ce10" office:value="9678" office:value-type="float">
            <text:p>96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degraven-Reeu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ekel</text:p>
          </table:table-cell>
          <table:table-cell table:style-name="ce9" office:value-type="string">
            <text:p>Vrouwen</text:p>
          </table:table-cell>
          <table:table-cell table:style-name="ce10" office:value="4825" office:value-type="float">
            <text:p>4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n Boer</text:p>
          </table:table-cell>
          <table:table-cell table:style-name="ce9" office:value-type="string">
            <text:p>Vrouwen</text:p>
          </table:table-cell>
          <table:table-cell table:style-name="ce10" office:value="3712" office:value-type="float">
            <text:p>37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lsward</text:p>
          </table:table-cell>
          <table:table-cell table:style-name="ce9" office:value-type="string">
            <text:p>Vrouwen</text:p>
          </table:table-cell>
          <table:table-cell table:style-name="ce10" office:value="5056" office:value-type="float">
            <text:p>5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 Bom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ornster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cu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ger-Odoorn</text:p>
          </table:table-cell>
          <table:table-cell table:style-name="ce9" office:value-type="string">
            <text:p>Vrouwen</text:p>
          </table:table-cell>
          <table:table-cell table:style-name="ce10" office:value="12990" office:value-type="float">
            <text:p>129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g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rne</text:p>
          </table:table-cell>
          <table:table-cell table:style-name="ce9" office:value-type="string">
            <text:p>Vrouwen</text:p>
          </table:table-cell>
          <table:table-cell table:style-name="ce10" office:value="10764" office:value-type="float">
            <text:p>107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ele</text:p>
          </table:table-cell>
          <table:table-cell table:style-name="ce9" office:value-type="string">
            <text:p>Vrouwen</text:p>
          </table:table-cell>
          <table:table-cell table:style-name="ce10" office:value="11201" office:value-type="float">
            <text:p>112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rsse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skoop</text:p>
          </table:table-cell>
          <table:table-cell table:style-name="ce9" office:value-type="string">
            <text:p>Vrouwen</text:p>
          </table:table-cell>
          <table:table-cell table:style-name="ce10" office:value="7536" office:value-type="float">
            <text:p>75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ven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oxmeer</text:p>
          </table:table-cell>
          <table:table-cell table:style-name="ce9" office:value-type="string">
            <text:p>Vrouwen</text:p>
          </table:table-cell>
          <table:table-cell table:style-name="ce10" office:value="14270" office:value-type="float">
            <text:p>142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oxtel</text:p>
          </table:table-cell>
          <table:table-cell table:style-name="ce9" office:value-type="string">
            <text:p>Vrouwen</text:p>
          </table:table-cell>
          <table:table-cell table:style-name="ce10" office:value="15263" office:value-type="float">
            <text:p>152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a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and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da</text:p>
          </table:table-cell>
          <table:table-cell table:style-name="ce9" office:value-type="string">
            <text:p>Vrouwen</text:p>
          </table:table-cell>
          <table:table-cell table:style-name="ce10" office:value="89593" office:value-type="float">
            <text:p>895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ederwi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sk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eukelen</text:p>
          </table:table-cell>
          <table:table-cell table:style-name="ce9" office:value-type="string">
            <text:p>Vrouwen</text:p>
          </table:table-cell>
          <table:table-cell table:style-name="ce10" office:value="7451" office:value-type="float">
            <text:p>74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ielle</text:p>
          </table:table-cell>
          <table:table-cell table:style-name="ce9" office:value-type="string">
            <text:p>Vrouwen</text:p>
          </table:table-cell>
          <table:table-cell table:style-name="ce10" office:value="8018" office:value-type="float">
            <text:p>80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ek in Wa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ek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onckhorst</text:p>
          </table:table-cell>
          <table:table-cell table:style-name="ce9" office:value-type="string">
            <text:p>Vrouwen</text:p>
          </table:table-cell>
          <table:table-cell table:style-name="ce10" office:value="18971" office:value-type="float">
            <text:p>189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ouwersha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ui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rummen</text:p>
          </table:table-cell>
          <table:table-cell table:style-name="ce9" office:value-type="string">
            <text:p>Vrouwen</text:p>
          </table:table-cell>
          <table:table-cell table:style-name="ce10" office:value="10753" office:value-type="float">
            <text:p>107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runssum</text:p>
          </table:table-cell>
          <table:table-cell table:style-name="ce9" office:value-type="string">
            <text:p>Vrouwen</text:p>
          </table:table-cell>
          <table:table-cell table:style-name="ce10" office:value="15067" office:value-type="float">
            <text:p>15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nnik</text:p>
          </table:table-cell>
          <table:table-cell table:style-name="ce9" office:value-type="string">
            <text:p>Vrouwen</text:p>
          </table:table-cell>
          <table:table-cell table:style-name="ce10" office:value="7305" office:value-type="float">
            <text:p>73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nschoten</text:p>
          </table:table-cell>
          <table:table-cell table:style-name="ce9" office:value-type="string">
            <text:p>Vrouwen</text:p>
          </table:table-cell>
          <table:table-cell table:style-name="ce10" office:value="10029" office:value-type="float">
            <text:p>100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en</text:p>
          </table:table-cell>
          <table:table-cell table:style-name="ce9" office:value-type="string">
            <text:p>Vrouwen</text:p>
          </table:table-cell>
          <table:table-cell table:style-name="ce10" office:value="13007" office:value-type="float">
            <text:p>1300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rg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Bussum</text:p>
          </table:table-cell>
          <table:table-cell table:style-name="ce9" office:value-type="string">
            <text:p>Vrouwen</text:p>
          </table:table-cell>
          <table:table-cell table:style-name="ce10" office:value="17053" office:value-type="float">
            <text:p>170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Buurmal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ier en K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d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llantsoo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apelle aan den IJssel</text:p>
          </table:table-cell>
          <table:table-cell table:style-name="ce9" office:value-type="string">
            <text:p>Vrouwen</text:p>
          </table:table-cell>
          <table:table-cell table:style-name="ce10" office:value="34145" office:value-type="float">
            <text:p>341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astricum</text:p>
          </table:table-cell>
          <table:table-cell table:style-name="ce9" office:value-type="string">
            <text:p>Vrouwen</text:p>
          </table:table-cell>
          <table:table-cell table:style-name="ce10" office:value="17682" office:value-type="float">
            <text:p>176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ha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l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oevorden</text:p>
          </table:table-cell>
          <table:table-cell table:style-name="ce9" office:value-type="string">
            <text:p>Vrouwen</text:p>
          </table:table-cell>
          <table:table-cell table:style-name="ce10" office:value="18096" office:value-type="float">
            <text:p>180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oth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ranendonck</text:p>
          </table:table-cell>
          <table:table-cell table:style-name="ce9" office:value-type="string">
            <text:p>Vrouwen</text:p>
          </table:table-cell>
          <table:table-cell table:style-name="ce10" office:value="10079" office:value-type="float">
            <text:p>100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romstrijen</text:p>
          </table:table-cell>
          <table:table-cell table:style-name="ce9" office:value-type="string">
            <text:p>Vrouwen</text:p>
          </table:table-cell>
          <table:table-cell table:style-name="ce10" office:value="6442" office:value-type="float">
            <text:p>64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</text:p>
          </table:table-cell>
          <table:table-cell table:style-name="ce9" office:value-type="string">
            <text:p>Vrouwen</text:p>
          </table:table-cell>
          <table:table-cell table:style-name="ce10" office:value="12270" office:value-type="float">
            <text:p>122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Cuijk en Sint Agath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Culemborg</text:p>
          </table:table-cell>
          <table:table-cell table:style-name="ce9" office:value-type="string">
            <text:p>Vrouwen</text:p>
          </table:table-cell>
          <table:table-cell table:style-name="ce10" office:value="13911" office:value-type="float">
            <text:p>13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alfsen</text:p>
          </table:table-cell>
          <table:table-cell table:style-name="ce9" office:value-type="string">
            <text:p>Vrouwen</text:p>
          </table:table-cell>
          <table:table-cell table:style-name="ce10" office:value="13429" office:value-type="float">
            <text:p>134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antum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antumadiel</text:p>
          </table:table-cell>
          <table:table-cell table:style-name="ce9" office:value-type="string">
            <text:p>Vrouwen</text:p>
          </table:table-cell>
          <table:table-cell table:style-name="ce10" office:value="9648" office:value-type="float">
            <text:p>96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i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lft</text:p>
          </table:table-cell>
          <table:table-cell table:style-name="ce9" office:value-type="string">
            <text:p>Vrouwen</text:p>
          </table:table-cell>
          <table:table-cell table:style-name="ce10" office:value="46038" office:value-type="float">
            <text:p>460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lfzijl</text:p>
          </table:table-cell>
          <table:table-cell table:style-name="ce9" office:value-type="string">
            <text:p>Vrouwen</text:p>
          </table:table-cell>
          <table:table-cell table:style-name="ce10" office:value="13271" office:value-type="float">
            <text:p>132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nekam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urne</text:p>
          </table:table-cell>
          <table:table-cell table:style-name="ce9" office:value-type="string">
            <text:p>Vrouwen</text:p>
          </table:table-cell>
          <table:table-cell table:style-name="ce10" office:value="15750" office:value-type="float">
            <text:p>157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venter</text:p>
          </table:table-cell>
          <table:table-cell table:style-name="ce9" office:value-type="string">
            <text:p>Vrouwen</text:p>
          </table:table-cell>
          <table:table-cell table:style-name="ce10" office:value="50109" office:value-type="float">
            <text:p>501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men</text:p>
          </table:table-cell>
          <table:table-cell table:style-name="ce9" office:value-type="string">
            <text:p>Vrouwen</text:p>
          </table:table-cell>
          <table:table-cell table:style-name="ce10" office:value="12922" office:value-type="float">
            <text:p>129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epenhei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pen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ev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kelland</text:p>
          </table:table-cell>
          <table:table-cell table:style-name="ce9" office:value-type="string">
            <text:p>Vrouwen</text:p>
          </table:table-cell>
          <table:table-cell table:style-name="ce10" office:value="12841" office:value-type="float">
            <text:p>128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inteloord en Prins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th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nxp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irksland</text:p>
          </table:table-cell>
          <table:table-cell table:style-name="ce9" office:value-type="string">
            <text:p>Vrouwen</text:p>
          </table:table-cell>
          <table:table-cell table:style-name="ce10" office:value="4220" office:value-type="float">
            <text:p>42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d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esburg</text:p>
          </table:table-cell>
          <table:table-cell table:style-name="ce9" office:value-type="string">
            <text:p>Vrouwen</text:p>
          </table:table-cell>
          <table:table-cell table:style-name="ce10" office:value="5943" office:value-type="float">
            <text:p>59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etinchem</text:p>
          </table:table-cell>
          <table:table-cell table:style-name="ce9" office:value-type="string">
            <text:p>Vrouwen</text:p>
          </table:table-cell>
          <table:table-cell table:style-name="ce10" office:value="28309" office:value-type="float">
            <text:p>283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kk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m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ngen</text:p>
          </table:table-cell>
          <table:table-cell table:style-name="ce9" office:value-type="string">
            <text:p>Vrouwen</text:p>
          </table:table-cell>
          <table:table-cell table:style-name="ce10" office:value="12620" office:value-type="float">
            <text:p>126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geradeel</text:p>
          </table:table-cell>
          <table:table-cell table:style-name="ce9" office:value-type="string">
            <text:p>Vrouwen</text:p>
          </table:table-cell>
          <table:table-cell table:style-name="ce10" office:value="12101" office:value-type="float">
            <text:p>121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oniawerst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ornsp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ordrecht</text:p>
          </table:table-cell>
          <table:table-cell table:style-name="ce9" office:value-type="string">
            <text:p>Vrouwen</text:p>
          </table:table-cell>
          <table:table-cell table:style-name="ce10" office:value="60284" office:value-type="float">
            <text:p>602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chterland</text:p>
          </table:table-cell>
          <table:table-cell table:style-name="ce9" office:value-type="string">
            <text:p>Vrouwen</text:p>
          </table:table-cell>
          <table:table-cell table:style-name="ce10" office:value="9520" office:value-type="float">
            <text:p>95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eischo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eu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bergen-Rijs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brug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ewe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immelen</text:p>
          </table:table-cell>
          <table:table-cell table:style-name="ce9" office:value-type="string">
            <text:p>Vrouwen</text:p>
          </table:table-cell>
          <table:table-cell table:style-name="ce10" office:value="13254" office:value-type="float">
            <text:p>1325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onten</text:p>
          </table:table-cell>
          <table:table-cell table:style-name="ce9" office:value-type="string">
            <text:p>Vrouwen</text:p>
          </table:table-cell>
          <table:table-cell table:style-name="ce10" office:value="19861" office:value-type="float">
            <text:p>198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ru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ruten</text:p>
          </table:table-cell>
          <table:table-cell table:style-name="ce9" office:value-type="string">
            <text:p>Vrouwen</text:p>
          </table:table-cell>
          <table:table-cell table:style-name="ce10" office:value="9092" office:value-type="float">
            <text:p>90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bbel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iven</text:p>
          </table:table-cell>
          <table:table-cell table:style-name="ce9" office:value-type="string">
            <text:p>Vrouwen</text:p>
          </table:table-cell>
          <table:table-cell table:style-name="ce10" office:value="13017" office:value-type="float">
            <text:p>130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uiv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Du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u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wingelo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cht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cht-Susteren</text:p>
          </table:table-cell>
          <table:table-cell table:style-name="ce9" office:value-type="string">
            <text:p>Vrouwen</text:p>
          </table:table-cell>
          <table:table-cell table:style-name="ce10" office:value="16067" office:value-type="float">
            <text:p>16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dam-Volendam</text:p>
          </table:table-cell>
          <table:table-cell table:style-name="ce9" office:value-type="string">
            <text:p>Vrouwen</text:p>
          </table:table-cell>
          <table:table-cell table:style-name="ce10" office:value="14261" office:value-type="float">
            <text:p>142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de</text:p>
          </table:table-cell>
          <table:table-cell table:style-name="ce9" office:value-type="string">
            <text:p>Vrouwen</text:p>
          </table:table-cell>
          <table:table-cell table:style-name="ce10" office:value="55139" office:value-type="float">
            <text:p>551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mnes</text:p>
          </table:table-cell>
          <table:table-cell table:style-name="ce9" office:value-type="string">
            <text:p>Vrouwen</text:p>
          </table:table-cell>
          <table:table-cell table:style-name="ce10" office:value="4476" office:value-type="float">
            <text:p>44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msmond</text:p>
          </table:table-cell>
          <table:table-cell table:style-name="ce9" office:value-type="string">
            <text:p>Vrouwen</text:p>
          </table:table-cell>
          <table:table-cell table:style-name="ce10" office:value="8032" office:value-type="float">
            <text:p>80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nr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ersel</text:p>
          </table:table-cell>
          <table:table-cell table:style-name="ce9" office:value-type="string">
            <text:p>Vrouwen</text:p>
          </table:table-cell>
          <table:table-cell table:style-name="ce10" office:value="8929" office:value-type="float">
            <text:p>89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eth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 aan 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gmond-Bin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ber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jgels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jsden</text:p>
          </table:table-cell>
          <table:table-cell table:style-name="ce9" office:value-type="string">
            <text:p>Vrouwen</text:p>
          </table:table-cell>
          <table:table-cell table:style-name="ce10" office:value="5825" office:value-type="float">
            <text:p>58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ijsden-Margra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indhoven</text:p>
          </table:table-cell>
          <table:table-cell table:style-name="ce9" office:value-type="string">
            <text:p>Vrouwen</text:p>
          </table:table-cell>
          <table:table-cell table:style-name="ce10" office:value="106059" office:value-type="float">
            <text:p>1060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burg</text:p>
          </table:table-cell>
          <table:table-cell table:style-name="ce9" office:value-type="string">
            <text:p>Vrouwen</text:p>
          </table:table-cell>
          <table:table-cell table:style-name="ce10" office:value="11301" office:value-type="float">
            <text:p>113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lker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me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lewou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lo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mmen</text:p>
          </table:table-cell>
          <table:table-cell table:style-name="ce9" office:value-type="string">
            <text:p>Vrouwen</text:p>
          </table:table-cell>
          <table:table-cell table:style-name="ce10" office:value="55219" office:value-type="float">
            <text:p>552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mpel en Meer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g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nkhuizen</text:p>
          </table:table-cell>
          <table:table-cell table:style-name="ce9" office:value-type="string">
            <text:p>Vrouwen</text:p>
          </table:table-cell>
          <table:table-cell table:style-name="ce10" office:value="9080" office:value-type="float">
            <text:p>90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nschede</text:p>
          </table:table-cell>
          <table:table-cell table:style-name="ce9" office:value-type="string">
            <text:p>Vrouwen</text:p>
          </table:table-cell>
          <table:table-cell table:style-name="ce10" office:value="77716" office:value-type="float">
            <text:p>777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pe</text:p>
          </table:table-cell>
          <table:table-cell table:style-name="ce9" office:value-type="string">
            <text:p>Vrouwen</text:p>
          </table:table-cell>
          <table:table-cell table:style-name="ce10" office:value="16683" office:value-type="float">
            <text:p>166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melo</text:p>
          </table:table-cell>
          <table:table-cell table:style-name="ce9" office:value-type="string">
            <text:p>Vrouwen</text:p>
          </table:table-cell>
          <table:table-cell table:style-name="ce10" office:value="13275" office:value-type="float">
            <text:p>132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sc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st en Opij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 en Leu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tten-Leur</text:p>
          </table:table-cell>
          <table:table-cell table:style-name="ce9" office:value-type="string">
            <text:p>Vrouwen</text:p>
          </table:table-cell>
          <table:table-cell table:style-name="ce10" office:value="21110" office:value-type="float">
            <text:p>211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Everd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Ez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erwerderadiel</text:p>
          </table:table-cell>
          <table:table-cell table:style-name="ce9" office:value-type="string">
            <text:p>Vrouwen</text:p>
          </table:table-cell>
          <table:table-cell table:style-name="ce10" office:value="4322" office:value-type="float">
            <text:p>43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Fijnaart en Heijn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inster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Franekeradeel</text:p>
          </table:table-cell>
          <table:table-cell table:style-name="ce9" office:value-type="string">
            <text:p>Vrouwen</text:p>
          </table:table-cell>
          <table:table-cell table:style-name="ce10" office:value="10282" office:value-type="float">
            <text:p>1028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Frie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Fryske Mar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aasterlân-Sleat</text:p>
          </table:table-cell>
          <table:table-cell table:style-name="ce9" office:value-type="string">
            <text:p>Vrouwen</text:p>
          </table:table-cell>
          <table:table-cell table:style-name="ce10" office:value="5057" office:value-type="float">
            <text:p>50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assel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ertruidenberg</text:p>
          </table:table-cell>
          <table:table-cell table:style-name="ce9" office:value-type="string">
            <text:p>Vrouwen</text:p>
          </table:table-cell>
          <table:table-cell table:style-name="ce10" office:value="10720" office:value-type="float">
            <text:p>107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er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ff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dermalsen</text:p>
          </table:table-cell>
          <table:table-cell table:style-name="ce9" office:value-type="string">
            <text:p>Vrouwen</text:p>
          </table:table-cell>
          <table:table-cell table:style-name="ce10" office:value="13227" office:value-type="float">
            <text:p>132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dr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ldrop-Mierlo</text:p>
          </table:table-cell>
          <table:table-cell table:style-name="ce9" office:value-type="string">
            <text:p>Vrouwen</text:p>
          </table:table-cell>
          <table:table-cell table:style-name="ce10" office:value="19388" office:value-type="float">
            <text:p>193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m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mert-Bakel</text:p>
          </table:table-cell>
          <table:table-cell table:style-name="ce9" office:value-type="string">
            <text:p>Vrouwen</text:p>
          </table:table-cell>
          <table:table-cell table:style-name="ce10" office:value="14281" office:value-type="float">
            <text:p>142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ndr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emui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ennep</text:p>
          </table:table-cell>
          <table:table-cell table:style-name="ce9" office:value-type="string">
            <text:p>Vrouwen</text:p>
          </table:table-cell>
          <table:table-cell table:style-name="ce10" office:value="8477" office:value-type="float">
            <text:p>84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eu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ssenlanden</text:p>
          </table:table-cell>
          <table:table-cell table:style-name="ce9" office:value-type="string">
            <text:p>Vrouwen</text:p>
          </table:table-cell>
          <table:table-cell table:style-name="ce10" office:value="7101" office:value-type="float">
            <text:p>71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ie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eth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ilze en Rijen</text:p>
          </table:table-cell>
          <table:table-cell table:style-name="ce9" office:value-type="string">
            <text:p>Vrouwen</text:p>
          </table:table-cell>
          <table:table-cell table:style-name="ce10" office:value="12722" office:value-type="float">
            <text:p>127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dereede</text:p>
          </table:table-cell>
          <table:table-cell table:style-name="ce9" office:value-type="string">
            <text:p>Vrouwen</text:p>
          </table:table-cell>
          <table:table-cell table:style-name="ce10" office:value="5776" office:value-type="float">
            <text:p>57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eree-Overflakk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es</text:p>
          </table:table-cell>
          <table:table-cell table:style-name="ce9" office:value-type="string">
            <text:p>Vrouwen</text:p>
          </table:table-cell>
          <table:table-cell table:style-name="ce10" office:value="18778" office:value-type="float">
            <text:p>18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irle</text:p>
          </table:table-cell>
          <table:table-cell table:style-name="ce9" office:value-type="string">
            <text:p>Vrouwen</text:p>
          </table:table-cell>
          <table:table-cell table:style-name="ce10" office:value="11503" office:value-type="float">
            <text:p>115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oise M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o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rinchem</text:p>
          </table:table-cell>
          <table:table-cell table:style-name="ce9" office:value-type="string">
            <text:p>Vrouwen</text:p>
          </table:table-cell>
          <table:table-cell table:style-name="ce10" office:value="17778" office:value-type="float">
            <text:p>17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rs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a</text:p>
          </table:table-cell>
          <table:table-cell table:style-name="ce9" office:value-type="string">
            <text:p>Vrouwen</text:p>
          </table:table-cell>
          <table:table-cell table:style-name="ce10" office:value="36309" office:value-type="float">
            <text:p>363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oudera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ri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ouds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afstroom</text:p>
          </table:table-cell>
          <table:table-cell table:style-name="ce9" office:value-type="string">
            <text:p>Vrouwen</text:p>
          </table:table-cell>
          <table:table-cell table:style-name="ce10" office:value="4772" office:value-type="float">
            <text:p>47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auw en Lang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ft-De Rijp</text:p>
          </table:table-cell>
          <table:table-cell table:style-name="ce9" office:value-type="string">
            <text:p>Vrouwen</text:p>
          </table:table-cell>
          <table:table-cell table:style-name="ce10" office:value="3228" office:value-type="float">
            <text:p>32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amsber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ave</text:p>
          </table:table-cell>
          <table:table-cell table:style-name="ce9" office:value-type="string">
            <text:p>Vrouwen</text:p>
          </table:table-cell>
          <table:table-cell table:style-name="ce10" office:value="6310" office:value-type="float">
            <text:p>63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hage (gemeente)</text:p>
          </table:table-cell>
          <table:table-cell table:style-name="ce9" office:value-type="string">
            <text:p>Vrouwen</text:p>
          </table:table-cell>
          <table:table-cell table:style-name="ce10" office:value="251043" office:value-type="float">
            <text:p>2510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Gravenmo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Graven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evenbi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ijp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n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esbeek</text:p>
          </table:table-cell>
          <table:table-cell table:style-name="ce9" office:value-type="string">
            <text:p>Vrouwen</text:p>
          </table:table-cell>
          <table:table-cell table:style-name="ce10" office:value="9650" office:value-type="float">
            <text:p>96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ingen (gemeente)</text:p>
          </table:table-cell>
          <table:table-cell table:style-name="ce9" office:value-type="string">
            <text:p>Vrouwen</text:p>
          </table:table-cell>
          <table:table-cell table:style-name="ce10" office:value="95927" office:value-type="float">
            <text:p>959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ons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-Amm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rootegast</text:p>
          </table:table-cell>
          <table:table-cell table:style-name="ce9" office:value-type="string">
            <text:p>Vrouwen</text:p>
          </table:table-cell>
          <table:table-cell table:style-name="ce10" office:value="5953" office:value-type="float">
            <text:p>59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Grubbenvor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ulp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Gulpen-Wittem</text:p>
          </table:table-cell>
          <table:table-cell table:style-name="ce9" office:value-type="string">
            <text:p>Vrouwen</text:p>
          </table:table-cell>
          <table:table-cell table:style-name="ce10" office:value="7185" office:value-type="float">
            <text:p>71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f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ksbergen</text:p>
          </table:table-cell>
          <table:table-cell table:style-name="ce9" office:value-type="string">
            <text:p>Vrouwen</text:p>
          </table:table-cell>
          <table:table-cell table:style-name="ce10" office:value="12186" office:value-type="float">
            <text:p>121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mst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aren</text:p>
          </table:table-cell>
          <table:table-cell table:style-name="ce9" office:value-type="string">
            <text:p>Vrouwen</text:p>
          </table:table-cell>
          <table:table-cell table:style-name="ce10" office:value="6673" office:value-type="float">
            <text:p>66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</text:p>
          </table:table-cell>
          <table:table-cell table:style-name="ce9" office:value-type="string">
            <text:p>Vrouwen</text:p>
          </table:table-cell>
          <table:table-cell table:style-name="ce10" office:value="77410" office:value-type="float">
            <text:p>77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liede en Spaarnwoude</text:p>
          </table:table-cell>
          <table:table-cell table:style-name="ce9" office:value-type="string">
            <text:p>Vrouwen</text:p>
          </table:table-cell>
          <table:table-cell table:style-name="ce10" office:value="2745" office:value-type="float">
            <text:p>27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rlemmermeer</text:p>
          </table:table-cell>
          <table:table-cell table:style-name="ce9" office:value-type="string">
            <text:p>Vrouwen</text:p>
          </table:table-cell>
          <table:table-cell table:style-name="ce10" office:value="72064" office:value-type="float">
            <text:p>720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ast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gestei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lderberge</text:p>
          </table:table-cell>
          <table:table-cell table:style-name="ce9" office:value-type="string">
            <text:p>Vrouwen</text:p>
          </table:table-cell>
          <table:table-cell table:style-name="ce10" office:value="14706" office:value-type="float">
            <text:p>147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l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H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p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rdenberg</text:p>
          </table:table-cell>
          <table:table-cell table:style-name="ce9" office:value-type="string">
            <text:p>Vrouwen</text:p>
          </table:table-cell>
          <table:table-cell table:style-name="ce10" office:value="29267" office:value-type="float">
            <text:p>292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erwijk</text:p>
          </table:table-cell>
          <table:table-cell table:style-name="ce9" office:value-type="string">
            <text:p>Vrouwen</text:p>
          </table:table-cell>
          <table:table-cell table:style-name="ce10" office:value="22815" office:value-type="float">
            <text:p>228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dinxveld-Giessendam</text:p>
          </table:table-cell>
          <table:table-cell table:style-name="ce9" office:value-type="string">
            <text:p>Vrouwen</text:p>
          </table:table-cell>
          <table:table-cell table:style-name="ce10" office:value="8811" office:value-type="float">
            <text:p>88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</text:p>
          </table:table-cell>
          <table:table-cell table:style-name="ce9" office:value-type="string">
            <text:p>Vrouwen</text:p>
          </table:table-cell>
          <table:table-cell table:style-name="ce10" office:value="9778" office:value-type="float">
            <text:p>97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enkarspel</text:p>
          </table:table-cell>
          <table:table-cell table:style-name="ce9" office:value-type="string">
            <text:p>Vrouwen</text:p>
          </table:table-cell>
          <table:table-cell table:style-name="ce10" office:value="7891" office:value-type="float">
            <text:p>78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lingen</text:p>
          </table:table-cell>
          <table:table-cell table:style-name="ce9" office:value-type="string">
            <text:p>Vrouwen</text:p>
          </table:table-cell>
          <table:table-cell table:style-name="ce10" office:value="7922" office:value-type="float">
            <text:p>79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rm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sk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ssel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ttem</text:p>
          </table:table-cell>
          <table:table-cell table:style-name="ce9" office:value-type="string">
            <text:p>Vrouwen</text:p>
          </table:table-cell>
          <table:table-cell table:style-name="ce10" office:value="6009" office:value-type="float">
            <text:p>60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avel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azers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d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l en Panh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mskerk</text:p>
          </table:table-cell>
          <table:table-cell table:style-name="ce9" office:value-type="string">
            <text:p>Vrouwen</text:p>
          </table:table-cell>
          <table:table-cell table:style-name="ce10" office:value="19969" office:value-type="float">
            <text:p>199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mstede</text:p>
          </table:table-cell>
          <table:table-cell table:style-name="ce9" office:value-type="string">
            <text:p>Vrouwen</text:p>
          </table:table-cell>
          <table:table-cell table:style-name="ce10" office:value="13973" office:value-type="float">
            <text:p>139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n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bt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er-Arend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de</text:p>
          </table:table-cell>
          <table:table-cell table:style-name="ce9" office:value-type="string">
            <text:p>Vrouwen</text:p>
          </table:table-cell>
          <table:table-cell table:style-name="ce10" office:value="9277" office:value-type="float">
            <text:p>92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s-Heeren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enveen</text:p>
          </table:table-cell>
          <table:table-cell table:style-name="ce9" office:value-type="string">
            <text:p>Vrouwen</text:p>
          </table:table-cell>
          <table:table-cell table:style-name="ce10" office:value="22103" office:value-type="float">
            <text:p>22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ewaa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hugowaard</text:p>
          </table:table-cell>
          <table:table-cell table:style-name="ce9" office:value-type="string">
            <text:p>Vrouwen</text:p>
          </table:table-cell>
          <table:table-cell table:style-name="ce10" office:value="25823" office:value-type="float">
            <text:p>258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rjans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rlen</text:p>
          </table:table-cell>
          <table:table-cell table:style-name="ce9" office:value-type="string">
            <text:p>Vrouwen</text:p>
          </table:table-cell>
          <table:table-cell table:style-name="ce10" office:value="45090" office:value-type="float">
            <text:p>450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esc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swijk-Dinth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eze-Leende</text:p>
          </table:table-cell>
          <table:table-cell table:style-name="ce9" office:value-type="string">
            <text:p>Vrouwen</text:p>
          </table:table-cell>
          <table:table-cell table:style-name="ce10" office:value="7573" office:value-type="float">
            <text:p>75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fs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- en Boeic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loo</text:p>
          </table:table-cell>
          <table:table-cell table:style-name="ce9" office:value-type="string">
            <text:p>Vrouwen</text:p>
          </table:table-cell>
          <table:table-cell table:style-name="ce10" office:value="11447" office:value-type="float">
            <text:p>114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inenoo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kensz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in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l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ken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l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n Helder</text:p>
          </table:table-cell>
          <table:table-cell table:style-name="ce9" office:value-type="string">
            <text:p>Vrouwen</text:p>
          </table:table-cell>
          <table:table-cell table:style-name="ce10" office:value="28822" office:value-type="float">
            <text:p>288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ndoorn</text:p>
          </table:table-cell>
          <table:table-cell table:style-name="ce9" office:value-type="string">
            <text:p>Vrouwen</text:p>
          </table:table-cell>
          <table:table-cell table:style-name="ce10" office:value="17905" office:value-type="float">
            <text:p>179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levoetsluis</text:p>
          </table:table-cell>
          <table:table-cell table:style-name="ce9" office:value-type="string">
            <text:p>Vrouwen</text:p>
          </table:table-cell>
          <table:table-cell table:style-name="ce10" office:value="19892" office:value-type="float">
            <text:p>198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mond</text:p>
          </table:table-cell>
          <table:table-cell table:style-name="ce9" office:value-type="string">
            <text:p>Vrouwen</text:p>
          </table:table-cell>
          <table:table-cell table:style-name="ce10" office:value="44159" office:value-type="float">
            <text:p>441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lvoi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melumer Oldefe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drik-Ido-Ambacht</text:p>
          </table:table-cell>
          <table:table-cell table:style-name="ce9" office:value-type="string">
            <text:p>Vrouwen</text:p>
          </table:table-cell>
          <table:table-cell table:style-name="ce10" office:value="14100" office:value-type="float">
            <text:p>141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gelo (Gld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gelo (O.)</text:p>
          </table:table-cell>
          <table:table-cell table:style-name="ce9" office:value-type="string">
            <text:p>Vrouwen</text:p>
          </table:table-cell>
          <table:table-cell table:style-name="ce10" office:value="40631" office:value-type="float">
            <text:p>406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nnaa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n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k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's-Hertogenbosch</text:p>
          </table:table-cell>
          <table:table-cell table:style-name="ce9" office:value-type="string">
            <text:p>Vrouwen</text:p>
          </table:table-cell>
          <table:table-cell table:style-name="ce10" office:value="71586" office:value-type="float">
            <text:p>715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rwen en Aer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rwij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ukel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eumen</text:p>
          </table:table-cell>
          <table:table-cell table:style-name="ce9" office:value-type="string">
            <text:p>Vrouwen</text:p>
          </table:table-cell>
          <table:table-cell table:style-name="ce10" office:value="8316" office:value-type="float">
            <text:p>83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usden</text:p>
          </table:table-cell>
          <table:table-cell table:style-name="ce9" office:value-type="string">
            <text:p>Vrouwen</text:p>
          </table:table-cell>
          <table:table-cell table:style-name="ce10" office:value="21521" office:value-type="float">
            <text:p>215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eythuy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illegom</text:p>
          </table:table-cell>
          <table:table-cell table:style-name="ce9" office:value-type="string">
            <text:p>Vrouwen</text:p>
          </table:table-cell>
          <table:table-cell table:style-name="ce10" office:value="10452" office:value-type="float">
            <text:p>1045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arenbeek</text:p>
          </table:table-cell>
          <table:table-cell table:style-name="ce9" office:value-type="string">
            <text:p>Vrouwen</text:p>
          </table:table-cell>
          <table:table-cell table:style-name="ce10" office:value="7432" office:value-type="float">
            <text:p>74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lversum</text:p>
          </table:table-cell>
          <table:table-cell table:style-name="ce9" office:value-type="string">
            <text:p>Vrouwen</text:p>
          </table:table-cell>
          <table:table-cell table:style-name="ce10" office:value="43666" office:value-type="float">
            <text:p>436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indeloop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deken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ko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n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la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e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f van Twente</text:p>
          </table:table-cell>
          <table:table-cell table:style-name="ce9" office:value-type="string">
            <text:p>Vrouwen</text:p>
          </table:table-cell>
          <table:table-cell table:style-name="ce10" office:value="17923" office:value-type="float">
            <text:p>179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llands Kroo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l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nt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fd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blok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Mie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 en Lage Zwal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loon, Hapert en Ca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eveen</text:p>
          </table:table-cell>
          <table:table-cell table:style-name="ce9" office:value-type="string">
            <text:p>Vrouwen</text:p>
          </table:table-cell>
          <table:table-cell table:style-name="ce10" office:value="27638" office:value-type="float">
            <text:p>2763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ezand-Sappemeer</text:p>
          </table:table-cell>
          <table:table-cell table:style-name="ce9" office:value-type="string">
            <text:p>Vrouwen</text:p>
          </table:table-cell>
          <table:table-cell table:style-name="ce10" office:value="17666" office:value-type="float">
            <text:p>176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g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g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orn</text:p>
          </table:table-cell>
          <table:table-cell table:style-name="ce9" office:value-type="string">
            <text:p>Vrouwen</text:p>
          </table:table-cell>
          <table:table-cell table:style-name="ce10" office:value="35793" office:value-type="float">
            <text:p>357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ornaa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orst aan de Maas</text:p>
          </table:table-cell>
          <table:table-cell table:style-name="ce9" office:value-type="string">
            <text:p>Vrouwen</text:p>
          </table:table-cell>
          <table:table-cell table:style-name="ce10" office:value="20684" office:value-type="float">
            <text:p>206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outen</text:p>
          </table:table-cell>
          <table:table-cell table:style-name="ce9" office:value-type="string">
            <text:p>Vrouwen</text:p>
          </table:table-cell>
          <table:table-cell table:style-name="ce10" office:value="24257" office:value-type="float">
            <text:p>242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ijber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i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izen</text:p>
          </table:table-cell>
          <table:table-cell table:style-name="ce9" office:value-type="string">
            <text:p>Vrouwen</text:p>
          </table:table-cell>
          <table:table-cell table:style-name="ce10" office:value="21490" office:value-type="float">
            <text:p>214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lsbe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lst</text:p>
          </table:table-cell>
          <table:table-cell table:style-name="ce9" office:value-type="string">
            <text:p>Vrouwen</text:p>
          </table:table-cell>
          <table:table-cell table:style-name="ce10" office:value="13911" office:value-type="float">
            <text:p>139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Hummelo en Kep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Hun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daard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l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h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mui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Jsselstein</text:p>
          </table:table-cell>
          <table:table-cell table:style-name="ce9" office:value-type="string">
            <text:p>Vrouwen</text:p>
          </table:table-cell>
          <table:table-cell table:style-name="ce10" office:value="17583" office:value-type="float">
            <text:p>175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IJz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lp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It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acobs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is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Jutph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ag en Braassem</text:p>
          </table:table-cell>
          <table:table-cell table:style-name="ce9" office:value-type="string">
            <text:p>Vrouwen</text:p>
          </table:table-cell>
          <table:table-cell table:style-name="ce10" office:value="12710" office:value-type="float">
            <text:p>127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me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mpen</text:p>
          </table:table-cell>
          <table:table-cell table:style-name="ce9" office:value-type="string">
            <text:p>Vrouwen</text:p>
          </table:table-cell>
          <table:table-cell table:style-name="ce10" office:value="25370" office:value-type="float">
            <text:p>253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nt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pelle</text:p>
          </table:table-cell>
          <table:table-cell table:style-name="ce9" office:value-type="string">
            <text:p>Vrouwen</text:p>
          </table:table-cell>
          <table:table-cell table:style-name="ce10" office:value="6223" office:value-type="float">
            <text:p>62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t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atwijk</text:p>
          </table:table-cell>
          <table:table-cell table:style-name="ce9" office:value-type="string">
            <text:p>Vrouwen</text:p>
          </table:table-cell>
          <table:table-cell table:style-name="ce10" office:value="31150" office:value-type="float">
            <text:p>3115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at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dic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rade</text:p>
          </table:table-cell>
          <table:table-cell table:style-name="ce9" office:value-type="string">
            <text:p>Vrouwen</text:p>
          </table:table-cell>
          <table:table-cell table:style-name="ce10" office:value="23794" office:value-type="float">
            <text:p>237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erkwer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rk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s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e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aas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imm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et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oosterbu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lund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cke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ewa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ggenland</text:p>
          </table:table-cell>
          <table:table-cell table:style-name="ce9" office:value-type="string">
            <text:p>Vrouwen</text:p>
          </table:table-cell>
          <table:table-cell table:style-name="ce10" office:value="10970" office:value-type="float">
            <text:p>109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llumerland en Nieuwkruisland</text:p>
          </table:table-cell>
          <table:table-cell table:style-name="ce9" office:value-type="string">
            <text:p>Vrouwen</text:p>
          </table:table-cell>
          <table:table-cell table:style-name="ce10" office:value="6296" office:value-type="float">
            <text:p>62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og aan de Z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endijk</text:p>
          </table:table-cell>
          <table:table-cell table:style-name="ce9" office:value-type="string">
            <text:p>Vrouwen</text:p>
          </table:table-cell>
          <table:table-cell table:style-name="ce10" office:value="5405" office:value-type="float">
            <text:p>540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ortenhoe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rtge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udekerk aan den Rij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oud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abbe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 L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impen aan den IJssel</text:p>
          </table:table-cell>
          <table:table-cell table:style-name="ce9" office:value-type="string">
            <text:p>Vrouwen</text:p>
          </table:table-cell>
          <table:table-cell table:style-name="ce10" office:value="14703" office:value-type="float">
            <text:p>147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Krimpen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ommeni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ruin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uin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Kwa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arbeek</text:p>
          </table:table-cell>
          <table:table-cell table:style-name="ce9" office:value-type="string">
            <text:p>Vrouwen</text:p>
          </table:table-cell>
          <table:table-cell table:style-name="ce10" office:value="10642" office:value-type="float">
            <text:p>106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erd</text:p>
          </table:table-cell>
          <table:table-cell table:style-name="ce9" office:value-type="string">
            <text:p>Vrouwen</text:p>
          </table:table-cell>
          <table:table-cell table:style-name="ce10" office:value="7271" office:value-type="float">
            <text:p>72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graaf</text:p>
          </table:table-cell>
          <table:table-cell table:style-name="ce9" office:value-type="string">
            <text:p>Vrouwen</text:p>
          </table:table-cell>
          <table:table-cell table:style-name="ce10" office:value="19424" office:value-type="float">
            <text:p>194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dsmeer</text:p>
          </table:table-cell>
          <table:table-cell table:style-name="ce9" office:value-type="string">
            <text:p>Vrouwen</text:p>
          </table:table-cell>
          <table:table-cell table:style-name="ce10" office:value="5326" office:value-type="float">
            <text:p>53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 Ruige Wei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gedijk</text:p>
          </table:table-cell>
          <table:table-cell table:style-name="ce9" office:value-type="string">
            <text:p>Vrouwen</text:p>
          </table:table-cell>
          <table:table-cell table:style-name="ce10" office:value="13531" office:value-type="float">
            <text:p>135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ngera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nsingerland</text:p>
          </table:table-cell>
          <table:table-cell table:style-name="ce9" office:value-type="string">
            <text:p>Vrouwen</text:p>
          </table:table-cell>
          <table:table-cell table:style-name="ce10" office:value="27165" office:value-type="float">
            <text:p>27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aren (Gld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aren (NH.)</text:p>
          </table:table-cell>
          <table:table-cell table:style-name="ce9" office:value-type="string">
            <text:p>Vrouwen</text:p>
          </table:table-cell>
          <table:table-cell table:style-name="ce10" office:value="5997" office:value-type="float">
            <text:p>5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k</text:p>
          </table:table-cell>
          <table:table-cell table:style-name="ce9" office:value-type="string">
            <text:p>Vrouwen</text:p>
          </table:table-cell>
          <table:table-cell table:style-name="ce10" office:value="9768" office:value-type="float">
            <text:p>97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rdam</text:p>
          </table:table-cell>
          <table:table-cell table:style-name="ce9" office:value-type="string">
            <text:p>Vrouwen</text:p>
          </table:table-cell>
          <table:table-cell table:style-name="ce10" office:value="10543" office:value-type="float">
            <text:p>105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r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euwarden</text:p>
          </table:table-cell>
          <table:table-cell table:style-name="ce9" office:value-type="string">
            <text:p>Vrouwen</text:p>
          </table:table-cell>
          <table:table-cell table:style-name="ce10" office:value="48433" office:value-type="float">
            <text:p>484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euwarderadeel</text:p>
          </table:table-cell>
          <table:table-cell table:style-name="ce9" office:value-type="string">
            <text:p>Vrouwen</text:p>
          </table:table-cell>
          <table:table-cell table:style-name="ce10" office:value="5153" office:value-type="float">
            <text:p>51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n</text:p>
          </table:table-cell>
          <table:table-cell table:style-name="ce9" office:value-type="string">
            <text:p>Vrouwen</text:p>
          </table:table-cell>
          <table:table-cell table:style-name="ce10" office:value="60388" office:value-type="float">
            <text:p>603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erdorp</text:p>
          </table:table-cell>
          <table:table-cell table:style-name="ce9" office:value-type="string">
            <text:p>Vrouwen</text:p>
          </table:table-cell>
          <table:table-cell table:style-name="ce10" office:value="13739" office:value-type="float">
            <text:p>137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dsch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idschendam-Voorburg</text:p>
          </table:table-cell>
          <table:table-cell table:style-name="ce9" office:value-type="string">
            <text:p>Vrouwen</text:p>
          </table:table-cell>
          <table:table-cell table:style-name="ce10" office:value="37623" office:value-type="float">
            <text:p>376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imui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kk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elystad</text:p>
          </table:table-cell>
          <table:table-cell table:style-name="ce9" office:value-type="string">
            <text:p>Vrouwen</text:p>
          </table:table-cell>
          <table:table-cell table:style-name="ce10" office:value="37589" office:value-type="float">
            <text:p>375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msterland</text:p>
          </table:table-cell>
          <table:table-cell table:style-name="ce9" office:value-type="string">
            <text:p>Vrouwen</text:p>
          </table:table-cell>
          <table:table-cell table:style-name="ce10" office:value="6701" office:value-type="float">
            <text:p>67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dal</text:p>
          </table:table-cell>
          <table:table-cell table:style-name="ce9" office:value-type="string">
            <text:p>Vrouwen</text:p>
          </table:table-cell>
          <table:table-cell table:style-name="ce10" office:value="18116" office:value-type="float">
            <text:p>181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usden</text:p>
          </table:table-cell>
          <table:table-cell table:style-name="ce9" office:value-type="string">
            <text:p>Vrouwen</text:p>
          </table:table-cell>
          <table:table-cell table:style-name="ce10" office:value="14608" office:value-type="float">
            <text:p>146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ex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chtenvoo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mp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n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Li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s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esveld</text:p>
          </table:table-cell>
          <table:table-cell table:style-name="ce9" office:value-type="string">
            <text:p>Vrouwen</text:p>
          </table:table-cell>
          <table:table-cell table:style-name="ce10" office:value="4847" office:value-type="float">
            <text:p>48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mbri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mm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gewaal</text:p>
          </table:table-cell>
          <table:table-cell table:style-name="ce9" office:value-type="string">
            <text:p>Vrouwen</text:p>
          </table:table-cell>
          <table:table-cell table:style-name="ce10" office:value="5440" office:value-type="float">
            <text:p>54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gewaard</text:p>
          </table:table-cell>
          <table:table-cell table:style-name="ce9" office:value-type="string">
            <text:p>Vrouwen</text:p>
          </table:table-cell>
          <table:table-cell table:style-name="ce10" office:value="23006" office:value-type="float">
            <text:p>230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n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nscho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sse</text:p>
          </table:table-cell>
          <table:table-cell table:style-name="ce9" office:value-type="string">
            <text:p>Vrouwen</text:p>
          </table:table-cell>
          <table:table-cell table:style-name="ce10" office:value="11526" office:value-type="float">
            <text:p>115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h</text:p>
          </table:table-cell>
          <table:table-cell table:style-name="ce9" office:value-type="string">
            <text:p>Vrouwen</text:p>
          </table:table-cell>
          <table:table-cell table:style-name="ce10" office:value="3292" office:value-type="float">
            <text:p>3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itten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ittenseradiel</text:p>
          </table:table-cell>
          <table:table-cell table:style-name="ce9" office:value-type="string">
            <text:p>Vrouwen</text:p>
          </table:table-cell>
          <table:table-cell table:style-name="ce10" office:value="5398" office:value-type="float">
            <text:p>53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chem</text:p>
          </table:table-cell>
          <table:table-cell table:style-name="ce9" office:value-type="string">
            <text:p>Vrouwen</text:p>
          </table:table-cell>
          <table:table-cell table:style-name="ce10" office:value="16906" office:value-type="float">
            <text:p>169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n</text:p>
          </table:table-cell>
          <table:table-cell table:style-name="ce9" office:value-type="string">
            <text:p>Vrouwen</text:p>
          </table:table-cell>
          <table:table-cell table:style-name="ce10" office:value="4395" office:value-type="float">
            <text:p>43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enersloo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on op Zand</text:p>
          </table:table-cell>
          <table:table-cell table:style-name="ce9" office:value-type="string">
            <text:p>Vrouwen</text:p>
          </table:table-cell>
          <table:table-cell table:style-name="ce10" office:value="11632" office:value-type="float">
            <text:p>116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osd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Lopik</text:p>
          </table:table-cell>
          <table:table-cell table:style-name="ce9" office:value-type="string">
            <text:p>Vrouwen</text:p>
          </table:table-cell>
          <table:table-cell table:style-name="ce10" office:value="6957" office:value-type="float">
            <text:p>69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ppersum</text:p>
          </table:table-cell>
          <table:table-cell table:style-name="ce9" office:value-type="string">
            <text:p>Vrouwen</text:p>
          </table:table-cell>
          <table:table-cell table:style-name="ce10" office:value="5136" office:value-type="float">
            <text:p>51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osser</text:p>
          </table:table-cell>
          <table:table-cell table:style-name="ce9" office:value-type="string">
            <text:p>Vrouwen</text:p>
          </table:table-cell>
          <table:table-cell table:style-name="ce10" office:value="11287" office:value-type="float">
            <text:p>112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Luyksge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hee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rssen</text:p>
          </table:table-cell>
          <table:table-cell table:style-name="ce9" office:value-type="string">
            <text:p>Vrouwen</text:p>
          </table:table-cell>
          <table:table-cell table:style-name="ce10" office:value="20330" office:value-type="float">
            <text:p>203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rten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bra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br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donk</text:p>
          </table:table-cell>
          <table:table-cell table:style-name="ce9" office:value-type="string">
            <text:p>Vrouwen</text:p>
          </table:table-cell>
          <table:table-cell table:style-name="ce10" office:value="5612" office:value-type="float">
            <text:p>561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driel</text:p>
          </table:table-cell>
          <table:table-cell table:style-name="ce9" office:value-type="string">
            <text:p>Vrouwen</text:p>
          </table:table-cell>
          <table:table-cell table:style-name="ce10" office:value="11875" office:value-type="float">
            <text:p>118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gouw</text:p>
          </table:table-cell>
          <table:table-cell table:style-name="ce9" office:value-type="string">
            <text:p>Vrouwen</text:p>
          </table:table-cell>
          <table:table-cell table:style-name="ce10" office:value="12135" office:value-type="float">
            <text:p>121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assluis</text:p>
          </table:table-cell>
          <table:table-cell table:style-name="ce9" office:value-type="string">
            <text:p>Vrouwen</text:p>
          </table:table-cell>
          <table:table-cell table:style-name="ce10" office:value="16251" office:value-type="float">
            <text:p>16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astricht</text:p>
          </table:table-cell>
          <table:table-cell table:style-name="ce9" office:value-type="string">
            <text:p>Vrouwen</text:p>
          </table:table-cell>
          <table:table-cell table:style-name="ce10" office:value="62126" office:value-type="float">
            <text:p>621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de en Drimm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graten</text:p>
          </table:table-cell>
          <table:table-cell table:style-name="ce9" office:value-type="string">
            <text:p>Vrouwen</text:p>
          </table:table-cell>
          <table:table-cell table:style-name="ce10" office:value="6628" office:value-type="float">
            <text:p>66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ie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ke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ar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Marne</text:p>
          </table:table-cell>
          <table:table-cell table:style-name="ce9" office:value-type="string">
            <text:p>Vrouwen</text:p>
          </table:table-cell>
          <table:table-cell table:style-name="ce10" office:value="5165" office:value-type="float">
            <text:p>51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rum</text:p>
          </table:table-cell>
          <table:table-cell table:style-name="ce9" office:value-type="string">
            <text:p>Vrouwen</text:p>
          </table:table-cell>
          <table:table-cell table:style-name="ce10" office:value="5075" office:value-type="float">
            <text:p>50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au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demblik</text:p>
          </table:table-cell>
          <table:table-cell table:style-name="ce9" office:value-type="string">
            <text:p>Vrouwen</text:p>
          </table:table-cell>
          <table:table-cell table:style-name="ce10" office:value="13618" office:value-type="float">
            <text:p>1361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e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lo-Wans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erssen</text:p>
          </table:table-cell>
          <table:table-cell table:style-name="ce9" office:value-type="string">
            <text:p>Vrouwen</text:p>
          </table:table-cell>
          <table:table-cell table:style-name="ce10" office:value="9920" office:value-type="float">
            <text:p>992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gen, Haren en Mach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ij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ck en Herkenbosc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lissa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aldumadeel</text:p>
          </table:table-cell>
          <table:table-cell table:style-name="ce9" office:value-type="string">
            <text:p>Vrouwen</text:p>
          </table:table-cell>
          <table:table-cell table:style-name="ce10" office:value="6795" office:value-type="float">
            <text:p>6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namerad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enterwolde</text:p>
          </table:table-cell>
          <table:table-cell table:style-name="ce9" office:value-type="string">
            <text:p>Vrouwen</text:p>
          </table:table-cell>
          <table:table-cell table:style-name="ce10" office:value="6081" office:value-type="float">
            <text:p>60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ppel</text:p>
          </table:table-cell>
          <table:table-cell table:style-name="ce9" office:value-type="string">
            <text:p>Vrouwen</text:p>
          </table:table-cell>
          <table:table-cell table:style-name="ce10" office:value="16675" office:value-type="float">
            <text:p>166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erkel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h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burg (Z.)</text:p>
          </table:table-cell>
          <table:table-cell table:style-name="ce9" office:value-type="string">
            <text:p>Vrouwen</text:p>
          </table:table-cell>
          <table:table-cell table:style-name="ce10" office:value="24646" office:value-type="float">
            <text:p>246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harnis</text:p>
          </table:table-cell>
          <table:table-cell table:style-name="ce9" office:value-type="string">
            <text:p>Vrouwen</text:p>
          </table:table-cell>
          <table:table-cell table:style-name="ce10" office:value="9204" office:value-type="float">
            <text:p>92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li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lst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-Delfland</text:p>
          </table:table-cell>
          <table:table-cell table:style-name="ce9" office:value-type="string">
            <text:p>Vrouwen</text:p>
          </table:table-cell>
          <table:table-cell table:style-name="ce10" office:value="8966" office:value-type="float">
            <text:p>89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-Drenthe</text:p>
          </table:table-cell>
          <table:table-cell table:style-name="ce9" office:value-type="string">
            <text:p>Vrouwen</text:p>
          </table:table-cell>
          <table:table-cell table:style-name="ce10" office:value="16830" office:value-type="float">
            <text:p>168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ddenschouw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de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ld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d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e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jd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jnsheer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ill en Sint Hubert</text:p>
          </table:table-cell>
          <table:table-cell table:style-name="ce9" office:value-type="string">
            <text:p>Vrouwen</text:p>
          </table:table-cell>
          <table:table-cell table:style-name="ce10" office:value="5402" office:value-type="float">
            <text:p>54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illingen aan de Rijn</text:p>
          </table:table-cell>
          <table:table-cell table:style-name="ce9" office:value-type="string">
            <text:p>Vrouwen</text:p>
          </table:table-cell>
          <table:table-cell table:style-name="ce10" office:value="2958" office:value-type="float">
            <text:p>29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dijk</text:p>
          </table:table-cell>
          <table:table-cell table:style-name="ce9" office:value-type="string">
            <text:p>Vrouwen</text:p>
          </table:table-cell>
          <table:table-cell table:style-name="ce10" office:value="18298" office:value-type="float">
            <text:p>182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erge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er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aarsgraaf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len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nick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st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ntferland</text:p>
          </table:table-cell>
          <table:table-cell table:style-name="ce9" office:value-type="string">
            <text:p>Vrouwen</text:p>
          </table:table-cell>
          <table:table-cell table:style-name="ce10" office:value="17557" office:value-type="float">
            <text:p>175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ort</text:p>
          </table:table-cell>
          <table:table-cell table:style-name="ce9" office:value-type="string">
            <text:p>Vrouwen</text:p>
          </table:table-cell>
          <table:table-cell table:style-name="ce10" office:value="6733" office:value-type="float">
            <text:p>67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ntfo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ook en Middelaar</text:p>
          </table:table-cell>
          <table:table-cell table:style-name="ce9" office:value-type="string">
            <text:p>Vrouwen</text:p>
          </table:table-cell>
          <table:table-cell table:style-name="ce10" office:value="3981" office:value-type="float">
            <text:p>398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oord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uiden</text:p>
          </table:table-cell>
          <table:table-cell table:style-name="ce9" office:value-type="string">
            <text:p>Vrouwen</text:p>
          </table:table-cell>
          <table:table-cell table:style-name="ce10" office:value="3329" office:value-type="float">
            <text:p>332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Munsterge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Munt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aald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aarden</text:p>
          </table:table-cell>
          <table:table-cell table:style-name="ce9" office:value-type="string">
            <text:p>Vrouwen</text:p>
          </table:table-cell>
          <table:table-cell table:style-name="ce10" office:value="8944" office:value-type="float">
            <text:p>8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-Betuwe</text:p>
          </table:table-cell>
          <table:table-cell table:style-name="ce9" office:value-type="string">
            <text:p>Vrouwen</text:p>
          </table:table-cell>
          <table:table-cell table:style-name="ce10" office:value="11362" office:value-type="float">
            <text:p>113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horst den Be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derlek</text:p>
          </table:table-cell>
          <table:table-cell table:style-name="ce9" office:value-type="string">
            <text:p>Vrouwen</text:p>
          </table:table-cell>
          <table:table-cell table:style-name="ce10" office:value="7077" office:value-type="float">
            <text:p>70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derweert</text:p>
          </table:table-cell>
          <table:table-cell table:style-name="ce9" office:value-type="string">
            <text:p>Vrouwen</text:p>
          </table:table-cell>
          <table:table-cell table:style-name="ce10" office:value="8262" office:value-type="float">
            <text:p>826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ee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eerijnen</text:p>
          </table:table-cell>
          <table:table-cell table:style-name="ce9" office:value-type="string">
            <text:p>Vrouwen</text:p>
          </table:table-cell>
          <table:table-cell table:style-name="ce10" office:value="5863" office:value-type="float">
            <text:p>58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bbix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dorp</text:p>
          </table:table-cell>
          <table:table-cell table:style-name="ce9" office:value-type="string">
            <text:p>Vrouwen</text:p>
          </table:table-cell>
          <table:table-cell table:style-name="ce10" office:value="6030" office:value-type="float">
            <text:p>603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- en Sint Joo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Beij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Pekel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 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gein</text:p>
          </table:table-cell>
          <table:table-cell table:style-name="ce9" office:value-type="string">
            <text:p>Vrouwen</text:p>
          </table:table-cell>
          <table:table-cell table:style-name="ce10" office:value="30753" office:value-type="float">
            <text:p>307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enha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-Am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rkerk aan den IJs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escha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Ginne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koop</text:p>
          </table:table-cell>
          <table:table-cell table:style-name="ce9" office:value-type="string">
            <text:p>Vrouwen</text:p>
          </table:table-cell>
          <table:table-cell table:style-name="ce10" office:value="13332" office:value-type="float">
            <text:p>133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Lekkerland</text:p>
          </table:table-cell>
          <table:table-cell table:style-name="ce9" office:value-type="string">
            <text:p>Vrouwen</text:p>
          </table:table-cell>
          <table:table-cell table:style-name="ce10" office:value="4660" office:value-type="float">
            <text:p>46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euwleu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old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poo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sta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euw-Voss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gtev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efurd</text:p>
          </table:table-cell>
          <table:table-cell table:style-name="ce9" office:value-type="string">
            <text:p>Vrouwen</text:p>
          </table:table-cell>
          <table:table-cell table:style-name="ce10" office:value="5515" office:value-type="float">
            <text:p>55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e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jkerk</text:p>
          </table:table-cell>
          <table:table-cell table:style-name="ce9" office:value-type="string">
            <text:p>Vrouwen</text:p>
          </table:table-cell>
          <table:table-cell table:style-name="ce10" office:value="19996" office:value-type="float">
            <text:p>199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jmegen</text:p>
          </table:table-cell>
          <table:table-cell table:style-name="ce9" office:value-type="string">
            <text:p>Vrouwen</text:p>
          </table:table-cell>
          <table:table-cell table:style-name="ce10" office:value="85641" office:value-type="float">
            <text:p>856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s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istelro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-Beveland</text:p>
          </table:table-cell>
          <table:table-cell table:style-name="ce9" office:value-type="string">
            <text:p>Vrouwen</text:p>
          </table:table-cell>
          <table:table-cell table:style-name="ce10" office:value="3732" office:value-type="float">
            <text:p>373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loo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enveld</text:p>
          </table:table-cell>
          <table:table-cell table:style-name="ce9" office:value-type="string">
            <text:p>Vrouwen</text:p>
          </table:table-cell>
          <table:table-cell table:style-name="ce10" office:value="15575" office:value-type="float">
            <text:p>155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er-Kogg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gouw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Noordoostelijke 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oostpolder</text:p>
          </table:table-cell>
          <table:table-cell table:style-name="ce9" office:value-type="string">
            <text:p>Vrouwen</text:p>
          </table:table-cell>
          <table:table-cell table:style-name="ce10" office:value="22806" office:value-type="float">
            <text:p>228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ordwijk</text:p>
          </table:table-cell>
          <table:table-cell table:style-name="ce9" office:value-type="string">
            <text:p>Vrouwen</text:p>
          </table:table-cell>
          <table:table-cell table:style-name="ce10" office:value="12627" office:value-type="float">
            <text:p>1262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rdwijkerhout</text:p>
          </table:table-cell>
          <table:table-cell table:style-name="ce9" office:value-type="string">
            <text:p>Vrouwen</text:p>
          </table:table-cell>
          <table:table-cell table:style-name="ce10" office:value="7723" office:value-type="float">
            <text:p>77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oot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o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enen, Gerwen en Nederwetten</text:p>
          </table:table-cell>
          <table:table-cell table:style-name="ce9" office:value-type="string">
            <text:p>Vrouwen</text:p>
          </table:table-cell>
          <table:table-cell table:style-name="ce10" office:value="11163" office:value-type="float">
            <text:p>1116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mans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Nunspeet</text:p>
          </table:table-cell>
          <table:table-cell table:style-name="ce9" office:value-type="string">
            <text:p>Vrouwen</text:p>
          </table:table-cell>
          <table:table-cell table:style-name="ce10" office:value="13515" office:value-type="float">
            <text:p>135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Nuth</text:p>
          </table:table-cell>
          <table:table-cell table:style-name="ce9" office:value-type="string">
            <text:p>Vrouwen</text:p>
          </table:table-cell>
          <table:table-cell table:style-name="ce10" office:value="7940" office:value-type="float">
            <text:p>79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bbicht en Papen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b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d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effel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egstgeest</text:p>
          </table:table-cell>
          <table:table-cell table:style-name="ce9" office:value-type="string">
            <text:p>Vrouwen</text:p>
          </table:table-cell>
          <table:table-cell table:style-name="ce10" office:value="11834" office:value-type="float">
            <text:p>118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hé en Laa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irschot</text:p>
          </table:table-cell>
          <table:table-cell table:style-name="ce9" office:value-type="string">
            <text:p>Vrouwen</text:p>
          </table:table-cell>
          <table:table-cell table:style-name="ce10" office:value="8786" office:value-type="float">
            <text:p>8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isterwijk</text:p>
          </table:table-cell>
          <table:table-cell table:style-name="ce9" office:value-type="string">
            <text:p>Vrouwen</text:p>
          </table:table-cell>
          <table:table-cell table:style-name="ce10" office:value="13090" office:value-type="float">
            <text:p>130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ambt</text:p>
          </table:table-cell>
          <table:table-cell table:style-name="ce9" office:value-type="string">
            <text:p>Vrouwen</text:p>
          </table:table-cell>
          <table:table-cell table:style-name="ce10" office:value="19943" office:value-type="float">
            <text:p>1994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broek</text:p>
          </table:table-cell>
          <table:table-cell table:style-name="ce9" office:value-type="string">
            <text:p>Vrouwen</text:p>
          </table:table-cell>
          <table:table-cell table:style-name="ce10" office:value="11210" office:value-type="float">
            <text:p>112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deho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mark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denzaal</text:p>
          </table:table-cell>
          <table:table-cell table:style-name="ce9" office:value-type="string">
            <text:p>Vrouwen</text:p>
          </table:table-cell>
          <table:table-cell table:style-name="ce10" office:value="16166" office:value-type="float">
            <text:p>161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ls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lst-Wijhe</text:p>
          </table:table-cell>
          <table:table-cell table:style-name="ce9" office:value-type="string">
            <text:p>Vrouwen</text:p>
          </table:table-cell>
          <table:table-cell table:style-name="ce10" office:value="8660" office:value-type="float">
            <text:p>86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mmen</text:p>
          </table:table-cell>
          <table:table-cell table:style-name="ce9" office:value-type="string">
            <text:p>Vrouwen</text:p>
          </table:table-cell>
          <table:table-cell table:style-name="ce10" office:value="8659" office:value-type="float">
            <text:p>86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derbanken</text:p>
          </table:table-cell>
          <table:table-cell table:style-name="ce9" office:value-type="string">
            <text:p>Vrouwen</text:p>
          </table:table-cell>
          <table:table-cell table:style-name="ce10" office:value="4040" office:value-type="float">
            <text:p>40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nst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ltgensplaa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 Gelre</text:p>
          </table:table-cell>
          <table:table-cell table:style-name="ce9" office:value-type="string">
            <text:p>Vrouwen</text:p>
          </table:table-cell>
          <table:table-cell table:style-name="ce10" office:value="14779" office:value-type="float">
            <text:p>1477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- en West-Sou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-, West- en Middelbe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do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hess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erhout</text:p>
          </table:table-cell>
          <table:table-cell table:style-name="ce9" office:value-type="string">
            <text:p>Vrouwen</text:p>
          </table:table-cell>
          <table:table-cell table:style-name="ce10" office:value="27470" office:value-type="float">
            <text:p>274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flakkee</text:p>
          </table:table-cell>
          <table:table-cell table:style-name="ce9" office:value-type="string">
            <text:p>Vrouwen</text:p>
          </table:table-cell>
          <table:table-cell table:style-name="ce10" office:value="5193" office:value-type="float">
            <text:p>519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stellingwerf</text:p>
          </table:table-cell>
          <table:table-cell table:style-name="ce9" office:value-type="string">
            <text:p>Vrouwen</text:p>
          </table:table-cell>
          <table:table-cell table:style-name="ce10" office:value="12978" office:value-type="float">
            <text:p>12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stvoor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ostzaan</text:p>
          </table:table-cell>
          <table:table-cell table:style-name="ce9" office:value-type="string">
            <text:p>Vrouwen</text:p>
          </table:table-cell>
          <table:table-cell table:style-name="ce10" office:value="4661" office:value-type="float">
            <text:p>466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otmar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enbaar Lichaam Z.IJ.P.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hem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loo, Sint Anthonis en Ledeac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meer</text:p>
          </table:table-cell>
          <table:table-cell table:style-name="ce9" office:value-type="string">
            <text:p>Vrouwen</text:p>
          </table:table-cell>
          <table:table-cell table:style-name="ce10" office:value="5666" office:value-type="float">
            <text:p>56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pperdo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psterland</text:p>
          </table:table-cell>
          <table:table-cell table:style-name="ce9" office:value-type="string">
            <text:p>Vrouwen</text:p>
          </table:table-cell>
          <table:table-cell table:style-name="ce10" office:value="14997" office:value-type="float">
            <text:p>149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</text:p>
          </table:table-cell>
          <table:table-cell table:style-name="ce9" office:value-type="string">
            <text:p>Vrouwen</text:p>
          </table:table-cell>
          <table:table-cell table:style-name="ce10" office:value="38811" office:value-type="float">
            <text:p>3881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ssendr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erl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er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tto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 en Nieuw Gast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Albl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Beijerland</text:p>
          </table:table-cell>
          <table:table-cell table:style-name="ce9" office:value-type="string">
            <text:p>Vrouwen</text:p>
          </table:table-cell>
          <table:table-cell table:style-name="ce10" office:value="11998" office:value-type="float">
            <text:p>119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 IJsselstreek</text:p>
          </table:table-cell>
          <table:table-cell table:style-name="ce9" office:value-type="string">
            <text:p>Vrouwen</text:p>
          </table:table-cell>
          <table:table-cell table:style-name="ce10" office:value="20000" office:value-type="float">
            <text:p>200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 Pekel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bosc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nho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Nie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r-Amstel</text:p>
          </table:table-cell>
          <table:table-cell table:style-name="ce9" office:value-type="string">
            <text:p>Vrouwen</text:p>
          </table:table-cell>
          <table:table-cell table:style-name="ce10" office:value="6748" office:value-type="float">
            <text:p>67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</text:p>
          </table:table-cell>
          <table:table-cell table:style-name="ce9" office:value-type="string">
            <text:p>Vrouwen</text:p>
          </table:table-cell>
          <table:table-cell table:style-name="ce10" office:value="4103" office:value-type="float">
            <text:p>41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erkerk aan den IJs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-To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ewater</text:p>
          </table:table-cell>
          <table:table-cell table:style-name="ce9" office:value-type="string">
            <text:p>Vrouwen</text:p>
          </table:table-cell>
          <table:table-cell table:style-name="ce10" office:value="4976" office:value-type="float">
            <text:p>49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udor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d-Vossem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uwer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assel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rbetuwe</text:p>
          </table:table-cell>
          <table:table-cell table:style-name="ce9" office:value-type="string">
            <text:p>Vrouwen</text:p>
          </table:table-cell>
          <table:table-cell table:style-name="ce10" office:value="23096" office:value-type="float">
            <text:p>230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Over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Ove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nne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k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apendrecht</text:p>
          </table:table-cell>
          <table:table-cell table:style-name="ce9" office:value-type="string">
            <text:p>Vrouwen</text:p>
          </table:table-cell>
          <table:table-cell table:style-name="ce10" office:value="16239" office:value-type="float">
            <text:p>1623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el en Maas</text:p>
          </table:table-cell>
          <table:table-cell table:style-name="ce9" office:value-type="string">
            <text:p>Vrouwen</text:p>
          </table:table-cell>
          <table:table-cell table:style-name="ce10" office:value="21292" office:value-type="float">
            <text:p>212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eiz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ekela</text:p>
          </table:table-cell>
          <table:table-cell table:style-name="ce9" office:value-type="string">
            <text:p>Vrouwen</text:p>
          </table:table-cell>
          <table:table-cell table:style-name="ce10" office:value="6457" office:value-type="float">
            <text:p>645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hilippin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ershi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jnack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ijnacker-Nootdorp</text:p>
          </table:table-cell>
          <table:table-cell table:style-name="ce9" office:value-type="string">
            <text:p>Vrouwen</text:p>
          </table:table-cell>
          <table:table-cell table:style-name="ce10" office:value="24626" office:value-type="float">
            <text:p>246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olsbr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ug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ort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osterhol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rinsen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urmerend</text:p>
          </table:table-cell>
          <table:table-cell table:style-name="ce9" office:value-type="string">
            <text:p>Vrouwen</text:p>
          </table:table-cell>
          <table:table-cell table:style-name="ce10" office:value="40509" office:value-type="float">
            <text:p>405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Putten</text:p>
          </table:table-cell>
          <table:table-cell table:style-name="ce9" office:value-type="string">
            <text:p>Vrouwen</text:p>
          </table:table-cell>
          <table:table-cell table:style-name="ce10" office:value="11978" office:value-type="float">
            <text:p>119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Puttersho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alte</text:p>
          </table:table-cell>
          <table:table-cell table:style-name="ce9" office:value-type="string">
            <text:p>Vrouwen</text:p>
          </table:table-cell>
          <table:table-cell table:style-name="ce10" office:value="18344" office:value-type="float">
            <text:p>18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aamsdo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uwerder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avenstei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euwijk</text:p>
          </table:table-cell>
          <table:table-cell table:style-name="ce9" office:value-type="string">
            <text:p>Vrouwen</text:p>
          </table:table-cell>
          <table:table-cell table:style-name="ce10" office:value="6670" office:value-type="float">
            <text:p>66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id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imerswaal</text:p>
          </table:table-cell>
          <table:table-cell table:style-name="ce9" office:value-type="string">
            <text:p>Vrouwen</text:p>
          </table:table-cell>
          <table:table-cell table:style-name="ce10" office:value="10788" office:value-type="float">
            <text:p>107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e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nkum</text:p>
          </table:table-cell>
          <table:table-cell table:style-name="ce9" office:value-type="string">
            <text:p>Vrouwen</text:p>
          </table:table-cell>
          <table:table-cell table:style-name="ce10" office:value="16349" office:value-type="float">
            <text:p>163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nswoude</text:p>
          </table:table-cell>
          <table:table-cell table:style-name="ce9" office:value-type="string">
            <text:p>Vrouwen</text:p>
          </table:table-cell>
          <table:table-cell table:style-name="ce10" office:value="2391" office:value-type="float">
            <text:p>239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etrancheme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eusel-De Mierden</text:p>
          </table:table-cell>
          <table:table-cell table:style-name="ce9" office:value-type="string">
            <text:p>Vrouwen</text:p>
          </table:table-cell>
          <table:table-cell table:style-name="ce10" office:value="6192" office:value-type="float">
            <text:p>61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den</text:p>
          </table:table-cell>
          <table:table-cell table:style-name="ce9" office:value-type="string">
            <text:p>Vrouwen</text:p>
          </table:table-cell>
          <table:table-cell table:style-name="ce10" office:value="22658" office:value-type="float">
            <text:p>226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enen</text:p>
          </table:table-cell>
          <table:table-cell table:style-name="ce9" office:value-type="string">
            <text:p>Vrouwen</text:p>
          </table:table-cell>
          <table:table-cell table:style-name="ce10" office:value="9560" office:value-type="float">
            <text:p>956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hoo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dderkerk</text:p>
          </table:table-cell>
          <table:table-cell table:style-name="ce9" office:value-type="string">
            <text:p>Vrouwen</text:p>
          </table:table-cell>
          <table:table-cell table:style-name="ce10" office:value="23135" office:value-type="float">
            <text:p>231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et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et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e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aterwou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s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nwaarden</text:p>
          </table:table-cell>
          <table:table-cell table:style-name="ce9" office:value-type="string">
            <text:p>Vrouwen</text:p>
          </table:table-cell>
          <table:table-cell table:style-name="ce10" office:value="5546" office:value-type="float">
            <text:p>55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nwoude</text:p>
          </table:table-cell>
          <table:table-cell table:style-name="ce9" office:value-type="string">
            <text:p>Vrouwen</text:p>
          </table:table-cell>
          <table:table-cell table:style-name="ce10" office:value="9142" office:value-type="float">
            <text:p>91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De Rij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ber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s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sen-Holten</text:p>
          </table:table-cell>
          <table:table-cell table:style-name="ce9" office:value-type="string">
            <text:p>Vrouwen</text:p>
          </table:table-cell>
          <table:table-cell table:style-name="ce10" office:value="18816" office:value-type="float">
            <text:p>1881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jswijk (NB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jswijk (ZH.)</text:p>
          </table:table-cell>
          <table:table-cell table:style-name="ce9" office:value-type="string">
            <text:p>Vrouwen</text:p>
          </table:table-cell>
          <table:table-cell table:style-name="ce10" office:value="24640" office:value-type="float">
            <text:p>246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illand-Bat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it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ckanj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erdalen</text:p>
          </table:table-cell>
          <table:table-cell table:style-name="ce9" office:value-type="string">
            <text:p>Vrouwen</text:p>
          </table:table-cell>
          <table:table-cell table:style-name="ce10" office:value="10615" office:value-type="float">
            <text:p>106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ermond</text:p>
          </table:table-cell>
          <table:table-cell table:style-name="ce9" office:value-type="string">
            <text:p>Vrouwen</text:p>
          </table:table-cell>
          <table:table-cell table:style-name="ce10" office:value="28180" office:value-type="float">
            <text:p>281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gg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ggel en N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Ronde Venen</text:p>
          </table:table-cell>
          <table:table-cell table:style-name="ce9" office:value-type="string">
            <text:p>Vrouwen</text:p>
          </table:table-cell>
          <table:table-cell table:style-name="ce10" office:value="17173" office:value-type="float">
            <text:p>1717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</text:p>
          </table:table-cell>
          <table:table-cell table:style-name="ce9" office:value-type="string">
            <text:p>Vrouwen</text:p>
          </table:table-cell>
          <table:table-cell table:style-name="ce10" office:value="39240" office:value-type="float">
            <text:p>392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osendaal en Nisp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o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ma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s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tterdam</text:p>
          </table:table-cell>
          <table:table-cell table:style-name="ce9" office:value-type="string">
            <text:p>Vrouwen</text:p>
          </table:table-cell>
          <table:table-cell table:style-name="ce10" office:value="310067" office:value-type="float">
            <text:p>3100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oz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ozendaal</text:p>
          </table:table-cell>
          <table:table-cell table:style-name="ce9" office:value-type="string">
            <text:p>Vrouwen</text:p>
          </table:table-cell>
          <table:table-cell table:style-name="ce10" office:value="759" office:value-type="float">
            <text:p>75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cphen</text:p>
          </table:table-cell>
          <table:table-cell table:style-name="ce9" office:value-type="string">
            <text:p>Vrouwen</text:p>
          </table:table-cell>
          <table:table-cell table:style-name="ce10" office:value="11225" office:value-type="float">
            <text:p>112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Rui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inerwo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ur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Ruwi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 van Gen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assenhei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esbe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gen</text:p>
          </table:table-cell>
          <table:table-cell table:style-name="ce9" office:value-type="string">
            <text:p>Vrouwen</text:p>
          </table:table-cell>
          <table:table-cell table:style-name="ce10" office:value="9570" office:value-type="float">
            <text:p>957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a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lk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arst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emda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ink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lluin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mer</text:p>
          </table:table-cell>
          <table:table-cell table:style-name="ce9" office:value-type="string">
            <text:p>Vrouwen</text:p>
          </table:table-cell>
          <table:table-cell table:style-name="ce10" office:value="2633" office:value-type="float">
            <text:p>26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ermer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erpenzeel</text:p>
          </table:table-cell>
          <table:table-cell table:style-name="ce9" office:value-type="string">
            <text:p>Vrouwen</text:p>
          </table:table-cell>
          <table:table-cell table:style-name="ce10" office:value="4699" office:value-type="float">
            <text:p>46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dam</text:p>
          </table:table-cell>
          <table:table-cell table:style-name="ce9" office:value-type="string">
            <text:p>Vrouwen</text:p>
          </table:table-cell>
          <table:table-cell table:style-name="ce10" office:value="38468" office:value-type="float">
            <text:p>3846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ermonnikoog</text:p>
          </table:table-cell>
          <table:table-cell table:style-name="ce9" office:value-type="string">
            <text:p>Vrouwen</text:p>
          </table:table-cell>
          <table:table-cell table:style-name="ce10" office:value="486" office:value-type="float">
            <text:p>4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jndel</text:p>
          </table:table-cell>
          <table:table-cell table:style-name="ce9" office:value-type="string">
            <text:p>Vrouwen</text:p>
          </table:table-cell>
          <table:table-cell table:style-name="ce10" office:value="11537" office:value-type="float">
            <text:p>115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mm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nnen</text:p>
          </table:table-cell>
          <table:table-cell table:style-name="ce9" office:value-type="string">
            <text:p>Vrouwen</text:p>
          </table:table-cell>
          <table:table-cell table:style-name="ce10" office:value="6641" office:value-type="float">
            <text:p>664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in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iplui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dij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e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nhoven</text:p>
          </table:table-cell>
          <table:table-cell table:style-name="ce9" office:value-type="string">
            <text:p>Vrouwen</text:p>
          </table:table-cell>
          <table:table-cell table:style-name="ce10" office:value="6056" office:value-type="float">
            <text:p>60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choonrewoe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or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chouwen-Duiveland</text:p>
          </table:table-cell>
          <table:table-cell table:style-name="ce9" office:value-type="string">
            <text:p>Vrouwen</text:p>
          </table:table-cell>
          <table:table-cell table:style-name="ce10" office:value="17309" office:value-type="float">
            <text:p>1730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erooskerke (Schouwen-Duivenland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rooskerke (Walcheren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even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jbe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mpelveld</text:p>
          </table:table-cell>
          <table:table-cell table:style-name="ce9" office:value-type="string">
            <text:p>Vrouwen</text:p>
          </table:table-cell>
          <table:table-cell table:style-name="ce10" office:value="5514" office:value-type="float">
            <text:p>55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Anthonis</text:p>
          </table:table-cell>
          <table:table-cell table:style-name="ce9" office:value-type="string">
            <text:p>Vrouwen</text:p>
          </table:table-cell>
          <table:table-cell table:style-name="ce10" office:value="5745" office:value-type="float">
            <text:p>574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 Geertrui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Janst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Lauren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Maar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Odilienbe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ancr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 Philip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Anna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aarten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nt-Michielsgestel</text:p>
          </table:table-cell>
          <table:table-cell table:style-name="ce9" office:value-type="string">
            <text:p>Vrouwen</text:p>
          </table:table-cell>
          <table:table-cell table:style-name="ce10" office:value="13999" office:value-type="float">
            <text:p>139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nt-Oedenrode</text:p>
          </table:table-cell>
          <table:table-cell table:style-name="ce9" office:value-type="string">
            <text:p>Vrouwen</text:p>
          </table:table-cell>
          <table:table-cell table:style-name="ce10" office:value="8928" office:value-type="float">
            <text:p>89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itt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ittard-Geleen</text:p>
          </table:table-cell>
          <table:table-cell table:style-name="ce9" office:value-type="string">
            <text:p>Vrouwen</text:p>
          </table:table-cell>
          <table:table-cell table:style-name="ce10" office:value="48246" office:value-type="float">
            <text:p>482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karsterlân</text:p>
          </table:table-cell>
          <table:table-cell table:style-name="ce9" office:value-type="string">
            <text:p>Vrouwen</text:p>
          </table:table-cell>
          <table:table-cell table:style-name="ce10" office:value="13648" office:value-type="float">
            <text:p>1364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enak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iedrecht</text:p>
          </table:table-cell>
          <table:table-cell table:style-name="ce9" office:value-type="string">
            <text:p>Vrouwen</text:p>
          </table:table-cell>
          <table:table-cell table:style-name="ce10" office:value="12251" office:value-type="float">
            <text:p>122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chteren</text:p>
          </table:table-cell>
          <table:table-cell table:style-name="ce9" office:value-type="string">
            <text:p>Vrouwen</text:p>
          </table:table-cell>
          <table:table-cell table:style-name="ce10" office:value="7614" office:value-type="float">
            <text:p>761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oten (F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</text:p>
          </table:table-cell>
          <table:table-cell table:style-name="ce9" office:value-type="string">
            <text:p>Vrouwen</text:p>
          </table:table-cell>
          <table:table-cell table:style-name="ce10" office:value="12210" office:value-type="float">
            <text:p>122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luis (oud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luis-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mallingerland</text:p>
          </table:table-cell>
          <table:table-cell table:style-name="ce9" office:value-type="string">
            <text:p>Vrouwen</text:p>
          </table:table-cell>
          <table:table-cell table:style-name="ce10" office:value="27944" office:value-type="float">
            <text:p>279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mi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neek</text:p>
          </table:table-cell>
          <table:table-cell table:style-name="ce9" office:value-type="string">
            <text:p>Vrouwen</text:p>
          </table:table-cell>
          <table:table-cell table:style-name="ce10" office:value="17031" office:value-type="float">
            <text:p>170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nelre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est</text:p>
          </table:table-cell>
          <table:table-cell table:style-name="ce9" office:value-type="string">
            <text:p>Vrouwen</text:p>
          </table:table-cell>
          <table:table-cell table:style-name="ce10" office:value="23490" office:value-type="float">
            <text:p>2349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eren</text:p>
          </table:table-cell>
          <table:table-cell table:style-name="ce9" office:value-type="string">
            <text:p>Vrouwen</text:p>
          </table:table-cell>
          <table:table-cell table:style-name="ce10" office:value="9028" office:value-type="float">
            <text:p>90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ommel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on en Breugel</text:p>
          </table:table-cell>
          <table:table-cell table:style-name="ce9" office:value-type="string">
            <text:p>Vrouwen</text:p>
          </table:table-cell>
          <table:table-cell table:style-name="ce10" office:value="7915" office:value-type="float">
            <text:p>79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au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pijkenisse</text:p>
          </table:table-cell>
          <table:table-cell table:style-name="ce9" office:value-type="string">
            <text:p>Vrouwen</text:p>
          </table:table-cell>
          <table:table-cell table:style-name="ce10" office:value="36804" office:value-type="float">
            <text:p>368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prang-C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. Antho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aan 't Haringvlie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 Del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dskanaal</text:p>
          </table:table-cell>
          <table:table-cell table:style-name="ce9" office:value-type="string">
            <text:p>Vrouwen</text:p>
          </table:table-cell>
          <table:table-cell table:style-name="ce10" office:value="16772" office:value-type="float">
            <text:p>167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nddaarbui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phorst</text:p>
          </table:table-cell>
          <table:table-cell table:style-name="ce9" office:value-type="string">
            <text:p>Vrouwen</text:p>
          </table:table-cell>
          <table:table-cell table:style-name="ce10" office:value="7864" office:value-type="float">
            <text:p>78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av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avo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de Broec</text:p>
          </table:table-cell>
          <table:table-cell table:style-name="ce9" office:value-type="string">
            <text:p>Vrouwen</text:p>
          </table:table-cell>
          <table:table-cell table:style-name="ce10" office:value="10592" office:value-type="float">
            <text:p>10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d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bergen</text:p>
          </table:table-cell>
          <table:table-cell table:style-name="ce9" office:value-type="string">
            <text:p>Vrouwen</text:p>
          </table:table-cell>
          <table:table-cell table:style-name="ce10" office:value="11592" office:value-type="float">
            <text:p>1159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bergen en Kruis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d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enwijkerland</text:p>
          </table:table-cell>
          <table:table-cell table:style-name="ce9" office:value-type="string">
            <text:p>Vrouwen</text:p>
          </table:table-cell>
          <table:table-cell table:style-name="ce10" office:value="21613" office:value-type="float">
            <text:p>2161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enwijkerwo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in (L.)</text:p>
          </table:table-cell>
          <table:table-cell table:style-name="ce9" office:value-type="string">
            <text:p>Vrouwen</text:p>
          </table:table-cell>
          <table:table-cell table:style-name="ce10" office:value="12889" office:value-type="float">
            <text:p>1288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telle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evenswe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chtse Vech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ip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l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out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amproy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eefke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trijen</text:p>
          </table:table-cell>
          <table:table-cell table:style-name="ce9" office:value-type="string">
            <text:p>Vrouwen</text:p>
          </table:table-cell>
          <table:table-cell table:style-name="ce10" office:value="4437" office:value-type="float">
            <text:p>44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Súdwest-Fryslâ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uste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Swalm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g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heij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mun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rneuzen</text:p>
          </table:table-cell>
          <table:table-cell table:style-name="ce9" office:value-type="string">
            <text:p>Vrouwen</text:p>
          </table:table-cell>
          <table:table-cell table:style-name="ce10" office:value="27528" office:value-type="float">
            <text:p>2752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rschelling</text:p>
          </table:table-cell>
          <table:table-cell table:style-name="ce9" office:value-type="string">
            <text:p>Vrouwen</text:p>
          </table:table-cell>
          <table:table-cell table:style-name="ce10" office:value="2234" office:value-type="float">
            <text:p>223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ter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exel</text:p>
          </table:table-cell>
          <table:table-cell table:style-name="ce9" office:value-type="string">
            <text:p>Vrouwen</text:p>
          </table:table-cell>
          <table:table-cell table:style-name="ce10" office:value="6924" office:value-type="float">
            <text:p>692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eylingen</text:p>
          </table:table-cell>
          <table:table-cell table:style-name="ce9" office:value-type="string">
            <text:p>Vrouwen</text:p>
          </table:table-cell>
          <table:table-cell table:style-name="ce10" office:value="17937" office:value-type="float">
            <text:p>1793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len</text:p>
          </table:table-cell>
          <table:table-cell table:style-name="ce9" office:value-type="string">
            <text:p>Vrouwen</text:p>
          </table:table-cell>
          <table:table-cell table:style-name="ce10" office:value="12704" office:value-type="float">
            <text:p>127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ho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el</text:p>
          </table:table-cell>
          <table:table-cell table:style-name="ce9" office:value-type="string">
            <text:p>Vrouwen</text:p>
          </table:table-cell>
          <table:table-cell table:style-name="ce10" office:value="20735" office:value-type="float">
            <text:p>2073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ienhoven (ZH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etjerkst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ilburg</text:p>
          </table:table-cell>
          <table:table-cell table:style-name="ce9" office:value-type="string">
            <text:p>Vrouwen</text:p>
          </table:table-cell>
          <table:table-cell table:style-name="ce10" office:value="103874" office:value-type="float">
            <text:p>10387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bbergen</text:p>
          </table:table-cell>
          <table:table-cell table:style-name="ce9" office:value-type="string">
            <text:p>Vrouwen</text:p>
          </table:table-cell>
          <table:table-cell table:style-name="ce10" office:value="10426" office:value-type="float">
            <text:p>104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udderen (Drostambt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ull en 't 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wenterand</text:p>
          </table:table-cell>
          <table:table-cell table:style-name="ce9" office:value-type="string">
            <text:p>Vrouwen</text:p>
          </table:table-cell>
          <table:table-cell table:style-name="ce10" office:value="16656" office:value-type="float">
            <text:p>166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wis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Tynaarlo</text:p>
          </table:table-cell>
          <table:table-cell table:style-name="ce9" office:value-type="string">
            <text:p>Vrouwen</text:p>
          </table:table-cell>
          <table:table-cell table:style-name="ce10" office:value="16508" office:value-type="float">
            <text:p>165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Tytsjerksteradiel</text:p>
          </table:table-cell>
          <table:table-cell table:style-name="ce9" office:value-type="string">
            <text:p>Vrouwen</text:p>
          </table:table-cell>
          <table:table-cell table:style-name="ce10" office:value="16131" office:value-type="float">
            <text:p>161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bach over Worm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bbergen</text:p>
          </table:table-cell>
          <table:table-cell table:style-name="ce9" office:value-type="string">
            <text:p>Vrouwen</text:p>
          </table:table-cell>
          <table:table-cell table:style-name="ce10" office:value="4755" office:value-type="float">
            <text:p>475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</text:p>
          </table:table-cell>
          <table:table-cell table:style-name="ce9" office:value-type="string">
            <text:p>Vrouwen</text:p>
          </table:table-cell>
          <table:table-cell table:style-name="ce10" office:value="20497" office:value-type="float">
            <text:p>20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den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geest</text:p>
          </table:table-cell>
          <table:table-cell table:style-name="ce9" office:value-type="string">
            <text:p>Vrouwen</text:p>
          </table:table-cell>
          <table:table-cell table:style-name="ce10" office:value="6364" office:value-type="float">
            <text:p>636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oorn</text:p>
          </table:table-cell>
          <table:table-cell table:style-name="ce9" office:value-type="string">
            <text:p>Vrouwen</text:p>
          </table:table-cell>
          <table:table-cell table:style-name="ce10" office:value="14258" office:value-type="float">
            <text:p>142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it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ithuizermee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estra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lr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k</text:p>
          </table:table-cell>
          <table:table-cell table:style-name="ce9" office:value-type="string">
            <text:p>Vrouwen</text:p>
          </table:table-cell>
          <table:table-cell table:style-name="ce10" office:value="9244" office:value-type="float">
            <text:p>92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r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r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squer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i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Utrecht (gemeente)</text:p>
          </table:table-cell>
          <table:table-cell table:style-name="ce9" office:value-type="string">
            <text:p>Vrouwen</text:p>
          </table:table-cell>
          <table:table-cell table:style-name="ce10" office:value="160796" office:value-type="float">
            <text:p>1607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Utrechtse Heuvelrug</text:p>
          </table:table-cell>
          <table:table-cell table:style-name="ce9" office:value-type="string">
            <text:p>Vrouwen</text:p>
          </table:table-cell>
          <table:table-cell table:style-name="ce10" office:value="25186" office:value-type="float">
            <text:p>251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als</text:p>
          </table:table-cell>
          <table:table-cell table:style-name="ce9" office:value-type="string">
            <text:p>Vrouwen</text:p>
          </table:table-cell>
          <table:table-cell table:style-name="ce10" office:value="4985" office:value-type="float">
            <text:p>49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burg (ZH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burg aan de Geul</text:p>
          </table:table-cell>
          <table:table-cell table:style-name="ce9" office:value-type="string">
            <text:p>Vrouwen</text:p>
          </table:table-cell>
          <table:table-cell table:style-name="ce10" office:value="8583" office:value-type="float">
            <text:p>858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lkenburg-Hout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iss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alkenswaard</text:p>
          </table:table-cell>
          <table:table-cell table:style-name="ce9" office:value-type="string">
            <text:p>Vrouwen</text:p>
          </table:table-cell>
          <table:table-cell table:style-name="ce10" office:value="15497" office:value-type="float">
            <text:p>154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ar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endam</text:p>
          </table:table-cell>
          <table:table-cell table:style-name="ce9" office:value-type="string">
            <text:p>Vrouwen</text:p>
          </table:table-cell>
          <table:table-cell table:style-name="ce10" office:value="14097" office:value-type="float">
            <text:p>140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nendaal</text:p>
          </table:table-cell>
          <table:table-cell table:style-name="ce9" office:value-type="string">
            <text:p>Vrouwen</text:p>
          </table:table-cell>
          <table:table-cell table:style-name="ce10" office:value="31702" office:value-type="float">
            <text:p>3170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ere</text:p>
          </table:table-cell>
          <table:table-cell table:style-name="ce9" office:value-type="string">
            <text:p>Vrouwen</text:p>
          </table:table-cell>
          <table:table-cell table:style-name="ce10" office:value="10972" office:value-type="float">
            <text:p>1097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ghel</text:p>
          </table:table-cell>
          <table:table-cell table:style-name="ce9" office:value-type="string">
            <text:p>Vrouwen</text:p>
          </table:table-cell>
          <table:table-cell table:style-name="ce10" office:value="18631" office:value-type="float">
            <text:p>1863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dhoven</text:p>
          </table:table-cell>
          <table:table-cell table:style-name="ce9" office:value-type="string">
            <text:p>Vrouwen</text:p>
          </table:table-cell>
          <table:table-cell table:style-name="ce10" office:value="21842" office:value-type="float">
            <text:p>2184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lsen</text:p>
          </table:table-cell>
          <table:table-cell table:style-name="ce9" office:value-type="string">
            <text:p>Vrouwen</text:p>
          </table:table-cell>
          <table:table-cell table:style-name="ce10" office:value="34053" office:value-type="float">
            <text:p>340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enlo</text:p>
          </table:table-cell>
          <table:table-cell table:style-name="ce9" office:value-type="string">
            <text:p>Vrouwen</text:p>
          </table:table-cell>
          <table:table-cell table:style-name="ce10" office:value="50385" office:value-type="float">
            <text:p>5038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nray</text:p>
          </table:table-cell>
          <table:table-cell table:style-name="ce9" office:value-type="string">
            <text:p>Vrouwen</text:p>
          </table:table-cell>
          <table:table-cell table:style-name="ce10" office:value="21266" office:value-type="float">
            <text:p>212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essem, Wintelre en Knegs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anen</text:p>
          </table:table-cell>
          <table:table-cell table:style-name="ce9" office:value-type="string">
            <text:p>Vrouwen</text:p>
          </table:table-cell>
          <table:table-cell table:style-name="ce10" office:value="9977" office:value-type="float">
            <text:p>997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ierlingsbee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erpolder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inkeveen en Waver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aardingen</text:p>
          </table:table-cell>
          <table:table-cell table:style-name="ce9" office:value-type="string">
            <text:p>Vrouwen</text:p>
          </table:table-cell>
          <table:table-cell table:style-name="ce10" office:value="36471" office:value-type="float">
            <text:p>364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agtwedde</text:p>
          </table:table-cell>
          <table:table-cell table:style-name="ce9" office:value-type="string">
            <text:p>Vrouwen</text:p>
          </table:table-cell>
          <table:table-cell table:style-name="ce10" office:value="8167" office:value-type="float">
            <text:p>816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ed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euten-De Meer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ieland</text:p>
          </table:table-cell>
          <table:table-cell table:style-name="ce9" office:value-type="string">
            <text:p>Vrouwen</text:p>
          </table:table-cell>
          <table:table-cell table:style-name="ce10" office:value="575" office:value-type="float">
            <text:p>5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jm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lissingen</text:p>
          </table:table-cell>
          <table:table-cell table:style-name="ce9" office:value-type="string">
            <text:p>Vrouwen</text:p>
          </table:table-cell>
          <table:table-cell table:style-name="ce10" office:value="22344" office:value-type="float">
            <text:p>22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ist</text:p>
          </table:table-cell>
          <table:table-cell table:style-name="ce9" office:value-type="string">
            <text:p>Vrouwen</text:p>
          </table:table-cell>
          <table:table-cell table:style-name="ce10" office:value="4919" office:value-type="float">
            <text:p>491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lodr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erendaal</text:p>
          </table:table-cell>
          <table:table-cell table:style-name="ce9" office:value-type="string">
            <text:p>Vrouwen</text:p>
          </table:table-cell>
          <table:table-cell table:style-name="ce10" office:value="6365" office:value-type="float">
            <text:p>636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gel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llenhov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hou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oorschoten</text:p>
          </table:table-cell>
          <table:table-cell table:style-name="ce9" office:value-type="string">
            <text:p>Vrouwen</text:p>
          </table:table-cell>
          <table:table-cell table:style-name="ce10" office:value="12410" office:value-type="float">
            <text:p>124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orst</text:p>
          </table:table-cell>
          <table:table-cell table:style-name="ce9" office:value-type="string">
            <text:p>Vrouwen</text:p>
          </table:table-cell>
          <table:table-cell table:style-name="ce10" office:value="11866" office:value-type="float">
            <text:p>1186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o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ees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iezen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rouwenpol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Vught</text:p>
          </table:table-cell>
          <table:table-cell table:style-name="ce9" office:value-type="string">
            <text:p>Vrouwen</text:p>
          </table:table-cell>
          <table:table-cell table:style-name="ce10" office:value="12903" office:value-type="float">
            <text:p>1290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Vu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lre</text:p>
          </table:table-cell>
          <table:table-cell table:style-name="ce9" office:value-type="string">
            <text:p>Vrouwen</text:p>
          </table:table-cell>
          <table:table-cell table:style-name="ce10" office:value="8356" office:value-type="float">
            <text:p>83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lwijk</text:p>
          </table:table-cell>
          <table:table-cell table:style-name="ce9" office:value-type="string">
            <text:p>Vrouwen</text:p>
          </table:table-cell>
          <table:table-cell table:style-name="ce10" office:value="23217" office:value-type="float">
            <text:p>232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ar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n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ddinxveen</text:p>
          </table:table-cell>
          <table:table-cell table:style-name="ce9" office:value-type="string">
            <text:p>Vrouwen</text:p>
          </table:table-cell>
          <table:table-cell table:style-name="ce10" office:value="12725" office:value-type="float">
            <text:p>1272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geningen</text:p>
          </table:table-cell>
          <table:table-cell table:style-name="ce9" office:value-type="string">
            <text:p>Vrouwen</text:p>
          </table:table-cell>
          <table:table-cell table:style-name="ce10" office:value="19053" office:value-type="float">
            <text:p>1905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m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neperve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roij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nss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d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ff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en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mo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rns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spi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ssenaar</text:p>
          </table:table-cell>
          <table:table-cell table:style-name="ce9" office:value-type="string">
            <text:p>Vrouwen</text:p>
          </table:table-cell>
          <table:table-cell table:style-name="ce10" office:value="13533" office:value-type="float">
            <text:p>1353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in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aterland</text:p>
          </table:table-cell>
          <table:table-cell table:style-name="ce9" office:value-type="string">
            <text:p>Vrouwen</text:p>
          </table:table-cell>
          <table:table-cell table:style-name="ce10" office:value="8580" office:value-type="float">
            <text:p>85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aterlandkerkj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d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sel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ert</text:p>
          </table:table-cell>
          <table:table-cell table:style-name="ce9" office:value-type="string">
            <text:p>Vrouwen</text:p>
          </table:table-cell>
          <table:table-cell table:style-name="ce10" office:value="24247" office:value-type="float">
            <text:p>2424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</text:p>
          </table:table-cell>
          <table:table-cell table:style-name="ce9" office:value-type="string">
            <text:p>Vrouwen</text:p>
          </table:table-cell>
          <table:table-cell table:style-name="ce10" office:value="9278" office:value-type="float">
            <text:p>927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esperka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h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meldin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kendam</text:p>
          </table:table-cell>
          <table:table-cell table:style-name="ce9" office:value-type="string">
            <text:p>Vrouwen</text:p>
          </table:table-cell>
          <table:table-cell table:style-name="ce10" office:value="13184" office:value-type="float">
            <text:p>1318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rk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rvershoof</text:p>
          </table:table-cell>
          <table:table-cell table:style-name="ce9" office:value-type="string">
            <text:p>Vrouwen</text:p>
          </table:table-cell>
          <table:table-cell table:style-name="ce10" office:value="4298" office:value-type="float">
            <text:p>42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s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 Maas en Waal</text:p>
          </table:table-cell>
          <table:table-cell table:style-name="ce9" office:value-type="string">
            <text:p>Vrouwen</text:p>
          </table:table-cell>
          <table:table-cell table:style-name="ce10" office:value="9151" office:value-type="float">
            <text:p>91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dong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bor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-Koggen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schouw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erveld</text:p>
          </table:table-cell>
          <table:table-cell table:style-name="ce9" office:value-type="string">
            <text:p>Vrouwen</text:p>
          </table:table-cell>
          <table:table-cell table:style-name="ce10" office:value="9708" office:value-type="float">
            <text:p>970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ervoort</text:p>
          </table:table-cell>
          <table:table-cell table:style-name="ce9" office:value-type="string">
            <text:p>Vrouwen</text:p>
          </table:table-cell>
          <table:table-cell table:style-name="ce10" office:value="7736" office:value-type="float">
            <text:p>773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land</text:p>
          </table:table-cell>
          <table:table-cell table:style-name="ce9" office:value-type="string">
            <text:p>Vrouwen</text:p>
          </table:table-cell>
          <table:table-cell table:style-name="ce10" office:value="50088" office:value-type="float">
            <text:p>5008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maa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stellingwerf</text:p>
          </table:table-cell>
          <table:table-cell table:style-name="ce9" office:value-type="string">
            <text:p>Vrouwen</text:p>
          </table:table-cell>
          <table:table-cell table:style-name="ce10" office:value="12901" office:value-type="float">
            <text:p>1290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voorne</text:p>
          </table:table-cell>
          <table:table-cell table:style-name="ce9" office:value-type="string">
            <text:p>Vrouwen</text:p>
          </table:table-cell>
          <table:table-cell table:style-name="ce10" office:value="7046" office:value-type="float">
            <text:p>704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estwou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estzaa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erden</text:p>
          </table:table-cell>
          <table:table-cell table:style-name="ce9" office:value-type="string">
            <text:p>Vrouwen</text:p>
          </table:table-cell>
          <table:table-cell table:style-name="ce10" office:value="11794" office:value-type="float">
            <text:p>1179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n</text:p>
          </table:table-cell>
          <table:table-cell table:style-name="ce9" office:value-type="string">
            <text:p>Vrouwen</text:p>
          </table:table-cell>
          <table:table-cell table:style-name="ce10" office:value="4271" office:value-type="float">
            <text:p>427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meer</text:p>
          </table:table-cell>
          <table:table-cell table:style-name="ce9" office:value-type="string">
            <text:p>Vrouwen</text:p>
          </table:table-cell>
          <table:table-cell table:style-name="ce10" office:value="6206" office:value-type="float">
            <text:p>620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eringerwaar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chen</text:p>
          </table:table-cell>
          <table:table-cell table:style-name="ce9" office:value-type="string">
            <text:p>Vrouwen</text:p>
          </table:table-cell>
          <table:table-cell table:style-name="ce10" office:value="20540" office:value-type="float">
            <text:p>2054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meren</text:p>
          </table:table-cell>
          <table:table-cell table:style-name="ce9" office:value-type="string">
            <text:p>Vrouwen</text:p>
          </table:table-cell>
          <table:table-cell table:style-name="ce10" office:value="11915" office:value-type="float">
            <text:p>1191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dene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deworm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h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W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k bij Duurstede</text:p>
          </table:table-cell>
          <table:table-cell table:style-name="ce9" office:value-type="string">
            <text:p>Vrouwen</text:p>
          </table:table-cell>
          <table:table-cell table:style-name="ce10" office:value="11669" office:value-type="float">
            <text:p>116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jk en Aalbur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l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andsra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jngaard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dervan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msta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leskop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ln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k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chot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nsum</text:p>
          </table:table-cell>
          <table:table-cell table:style-name="ce9" office:value-type="string">
            <text:p>Vrouwen</text:p>
          </table:table-cell>
          <table:table-cell table:style-name="ce10" office:value="7049" office:value-type="float">
            <text:p>704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nterswijk</text:p>
          </table:table-cell>
          <table:table-cell table:style-name="ce9" office:value-type="string">
            <text:p>Vrouwen</text:p>
          </table:table-cell>
          <table:table-cell table:style-name="ce10" office:value="14617" office:value-type="float">
            <text:p>1461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isch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ssenker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itt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ensdrecht</text:p>
          </table:table-cell>
          <table:table-cell table:style-name="ce9" office:value-type="string">
            <text:p>Vrouwen</text:p>
          </table:table-cell>
          <table:table-cell table:style-name="ce10" office:value="10780" office:value-type="float">
            <text:p>107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erden</text:p>
          </table:table-cell>
          <table:table-cell table:style-name="ce9" office:value-type="string">
            <text:p>Vrouwen</text:p>
          </table:table-cell>
          <table:table-cell table:style-name="ce10" office:value="25121" office:value-type="float">
            <text:p>251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gn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De Wolden</text:p>
          </table:table-cell>
          <table:table-cell table:style-name="ce9" office:value-type="string">
            <text:p>Vrouwen</text:p>
          </table:table-cell>
          <table:table-cell table:style-name="ce10" office:value="11795" office:value-type="float">
            <text:p>1179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lphaarts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n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ku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rmerland</text:p>
          </table:table-cell>
          <table:table-cell table:style-name="ce9" office:value-type="string">
            <text:p>Vrouwen</text:p>
          </table:table-cell>
          <table:table-cell table:style-name="ce10" office:value="7898" office:value-type="float">
            <text:p>789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rmerve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brugg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oudenberg</text:p>
          </table:table-cell>
          <table:table-cell table:style-name="ce9" office:value-type="string">
            <text:p>Vrouwen</text:p>
          </table:table-cell>
          <table:table-cell table:style-name="ce10" office:value="6004" office:value-type="float">
            <text:p>600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drichem</text:p>
          </table:table-cell>
          <table:table-cell table:style-name="ce9" office:value-type="string">
            <text:p>Vrouwen</text:p>
          </table:table-cell>
          <table:table-cell table:style-name="ce10" office:value="7197" office:value-type="float">
            <text:p>719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ouw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ûnseradiel</text:p>
          </table:table-cell>
          <table:table-cell table:style-name="ce9" office:value-type="string">
            <text:p>Vrouwen</text:p>
          </table:table-cell>
          <table:table-cell table:style-name="ce10" office:value="5786" office:value-type="float">
            <text:p>57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Wymbritserade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Wymbritseradiel</text:p>
          </table:table-cell>
          <table:table-cell table:style-name="ce9" office:value-type="string">
            <text:p>Vrouwen</text:p>
          </table:table-cell>
          <table:table-cell table:style-name="ce10" office:value="7826" office:value-type="float">
            <text:p>78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Yersek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msl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dijk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anstad</text:p>
          </table:table-cell>
          <table:table-cell table:style-name="ce9" office:value-type="string">
            <text:p>Vrouwen</text:p>
          </table:table-cell>
          <table:table-cell table:style-name="ce10" office:value="74396" office:value-type="float">
            <text:p>7439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altbommel</text:p>
          </table:table-cell>
          <table:table-cell table:style-name="ce9" office:value-type="string">
            <text:p>Vrouwen</text:p>
          </table:table-cell>
          <table:table-cell table:style-name="ce10" office:value="13344" office:value-type="float">
            <text:p>13344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't Zandt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andvoort</text:p>
          </table:table-cell>
          <table:table-cell table:style-name="ce9" office:value-type="string">
            <text:p>Vrouwen</text:p>
          </table:table-cell>
          <table:table-cell table:style-name="ce10" office:value="8622" office:value-type="float">
            <text:p>8622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derik</text:p>
          </table:table-cell>
          <table:table-cell table:style-name="ce9" office:value-type="string">
            <text:p>Vrouwen</text:p>
          </table:table-cell>
          <table:table-cell table:style-name="ce10" office:value="6710" office:value-type="float">
            <text:p>671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evang</text:p>
          </table:table-cell>
          <table:table-cell table:style-name="ce9" office:value-type="string">
            <text:p>Vrouwen</text:p>
          </table:table-cell>
          <table:table-cell table:style-name="ce10" office:value="3176" office:value-type="float">
            <text:p>317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ewolde</text:p>
          </table:table-cell>
          <table:table-cell table:style-name="ce9" office:value-type="string">
            <text:p>Vrouwen</text:p>
          </table:table-cell>
          <table:table-cell table:style-name="ce10" office:value="10387" office:value-type="float">
            <text:p>10387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gvel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ist</text:p>
          </table:table-cell>
          <table:table-cell table:style-name="ce9" office:value-type="string">
            <text:p>Vrouwen</text:p>
          </table:table-cell>
          <table:table-cell table:style-name="ce10" office:value="31500" office:value-type="float">
            <text:p>3150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lhe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aar</text:p>
          </table:table-cell>
          <table:table-cell table:style-name="ce9" office:value-type="string">
            <text:p>Vrouwen</text:p>
          </table:table-cell>
          <table:table-cell table:style-name="ce10" office:value="16380" office:value-type="float">
            <text:p>16380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evenberg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ov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uiz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evenhuizen-Moerkapell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erikze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ijpe</text:p>
          </table:table-cell>
          <table:table-cell table:style-name="ce9" office:value-type="string">
            <text:p>Vrouwen</text:p>
          </table:table-cell>
          <table:table-cell table:style-name="ce10" office:value="5726" office:value-type="float">
            <text:p>572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l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etermeer</text:p>
          </table:table-cell>
          <table:table-cell table:style-name="ce9" office:value-type="string">
            <text:p>Vrouwen</text:p>
          </table:table-cell>
          <table:table-cell table:style-name="ce10" office:value="62175" office:value-type="float">
            <text:p>62175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eterwoude</text:p>
          </table:table-cell>
          <table:table-cell table:style-name="ce9" office:value-type="string">
            <text:p>Vrouwen</text:p>
          </table:table-cell>
          <table:table-cell table:style-name="ce10" office:value="4086" office:value-type="float">
            <text:p>408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onnemair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outel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 en Noord-Schermer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-Beijer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broek (Gr.)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dorp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horn</text:p>
          </table:table-cell>
          <table:table-cell table:style-name="ce9" office:value-type="string">
            <text:p>Vrouwen</text:p>
          </table:table-cell>
          <table:table-cell table:style-name="ce10" office:value="9351" office:value-type="float">
            <text:p>935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land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laren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plas</text:p>
          </table:table-cell>
          <table:table-cell table:style-name="ce9" office:value-type="string">
            <text:p>Vrouwen</text:p>
          </table:table-cell>
          <table:table-cell table:style-name="ce10" office:value="20399" office:value-type="float">
            <text:p>2039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idwol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idzande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undert</text:p>
          </table:table-cell>
          <table:table-cell table:style-name="ce9" office:value-type="string">
            <text:p>Vrouwen</text:p>
          </table:table-cell>
          <table:table-cell table:style-name="ce10" office:value="10356" office:value-type="float">
            <text:p>10356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utphen</text:p>
          </table:table-cell>
          <table:table-cell table:style-name="ce9" office:value-type="string">
            <text:p>Vrouwen</text:p>
          </table:table-cell>
          <table:table-cell table:style-name="ce10" office:value="24121" office:value-type="float">
            <text:p>24121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ag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mmerdam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a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artewaterland</text:p>
          </table:table-cell>
          <table:table-cell table:style-name="ce9" office:value-type="string">
            <text:p>Vrouwen</text:p>
          </table:table-cell>
          <table:table-cell table:style-name="ce10" office:value="10869" office:value-type="float">
            <text:p>10869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artsluis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eeloo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8" office:value-type="string">
            <text:p>Zwijndrecht</text:p>
          </table:table-cell>
          <table:table-cell table:style-name="ce9" office:value-type="string">
            <text:p>Vrouwen</text:p>
          </table:table-cell>
          <table:table-cell table:style-name="ce10" office:value="22823" office:value-type="float">
            <text:p>22823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</text:p>
          </table:table-cell>
          <table:table-cell table:style-name="ce9" office:value-type="string">
            <text:p>Vrouwen</text:p>
          </table:table-cell>
          <table:table-cell table:style-name="ce10" office:value="61658" office:value-type="float">
            <text:p>61658</text:p>
          </table:table-cell>
          <table:table-cell table:number-columns-repeated="16381"/>
        </table:table-row>
        <table:table-row table:style-name="ro1">
          <table:table-cell table:style-name="ce8" office:value-type="string">
            <text:p>Zwollerkerspel</text:p>
          </table:table-cell>
          <table:table-cell table:style-name="ce9" office:value-type="string">
            <text:p>Vrouwen</text:p>
          </table:table-cell>
          <table:table-cell table:style-name="ce10"/>
          <table:table-cell table:number-columns-repeated="16381"/>
        </table:table-row>
        <table:table-row table:style-name="ro1">
          <table:table-cell table:style-name="ce11"/>
          <table:table-cell table:style-name="ce12"/>
          <table:table-cell table:style-name="ce13"/>
          <table:table-cell table:number-columns-repeated="16381"/>
        </table:table-row>
        <table:table-row table:style-name="ro3" table:number-rows-repeated="104624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</office:font-face-decls>
  <office:styles>
    <number:number-style style:name="N0">
      <number:number number:min-integer-digits="1"/>
    </number:number-style>
    <number:currency-style number:country="US" style:name="N36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36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36P0"/>
    </number:currency-style>
    <style:style style:data-style-name="N0" style:family="table-cell" style:name="Heading">
      <style:table-cell-properties style:vertical-align="automatic" style:repeat-content="false" fo:background-color="transparent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Heading1">
      <style:table-cell-properties style:vertical-align="automatic" style:repeat-content="false" fo:background-color="transparent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name="Result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36" style:family="table-cell" style:name="Result2">
      <style:table-cell-properties style:vertical-align="automatic" fo:background-color="transparent"/>
      <style:text-properties fo:font-style="italic" style:font-style-asian="italic" style:font-style-complex="italic" style:font-weight-complex="bold" style:font-weight-asian="bold" style:text-underline-type="single" style:text-underline-style="solid" fo:font-weight="bold"/>
    </style: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size-asian="11pt" style:font-name-complex="Calibri" fo:font-size="11pt" style:font-name-asian="Calibri"/>
    </style:style>
    <style:style style:data-style-name="N0" style:family="table-cell" style:name="TabLinker">
      <style:table-cell-properties style:vertical-align="automatic" fo:background-color="transparent"/>
    </style:style>
    <style:style style:data-style-name="N0" style:family="table-cell" style:name="TL_32_ColHeader" style:display-name="TL ColHeader">
      <style:table-cell-properties style:vertical-align="automatic" fo:background-color="#69D2E7"/>
    </style:style>
    <style:style style:data-style-name="N0" style:family="table-cell" style:name="TL_32_Data" style:display-name="TL Data">
      <style:table-cell-properties style:vertical-align="automatic" fo:background-color="#C8C8A9"/>
    </style:style>
    <style:style style:data-style-name="N0" style:family="table-cell" style:name="TL_32_RowHeader" style:display-name="TL RowHeader">
      <style:table-cell-properties style:vertical-align="automatic" fo:background-color="#FAE600"/>
    </style:style>
    <style:style style:data-style-name="N0" style:family="table-cell" style:name="TL_32_RowProperty" style:display-name="TL RowProperty">
      <style:table-cell-properties style:vertical-align="automatic" fo:background-color="#FA6900"/>
    </style:style>
    <style:default-style style:family="graphic">
      <style:graphic-properties svg:stroke-width="0.01389in" draw:fill-color="#5b9bd5" draw:stroke-linejoin="miter" draw:stroke="solid" svg:stroke-color="#41719c" svg:stroke-linecap="butt" draw:opacity="100%" draw:fill="solid" svg:stroke-opacity="100%"/>
    </style:default-style>
  </office:styles>
  <office:automatic-styles>
    <style:page-layout style:name="pm1">
      <style:page-layout-properties fo:margin-left="0.7in" style:print="objects charts drawings" style:table-centering="none" fo:margin-top="0.75in" style:print-page-order="ttb" style:print-orientation="portrait" fo:margin-right="0.7in" fo:margin-bottom="0.75in" style:scale-to="100%" style:first-page-number="continue"/>
      <style:header-style>
        <style:header-footer-properties fo:margin-left="0in" fo:margin-right="0in" fo:margin-bottom="0in" fo:min-height="0.39375in"/>
      </style:header-style>
      <style:footer-style>
        <style:header-footer-properties fo:margin-left="0in" fo:margin-right="0in" fo:min-height="0.393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dc:creator>Ashkan</dc:creator>
    <meta:creation-date>2017-12-07T12:17:16Z</meta:creation-date>
    <dc:date>2017-12-08T00:16:07Z</dc:date>
    <meta:editing-cycles>2</meta:editing-cycles>
    <meta:editing-duration>PT448S</meta:editing-duration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37df58ef-2f7f-4886-afb8-d34d3b0d0029</meta:user-defined>
    <meta:generator>ODFPY/1.3.5</meta:generator>
  </office:meta>
</office:document-meta>
</file>